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1.736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1.416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3.498cm"/>
    </style:style>
    <style:style style:name="co16" style:family="table-column">
      <style:table-column-properties fo:break-before="auto" style:column-width="4.941cm"/>
    </style:style>
    <style:style style:name="co17" style:family="table-column">
      <style:table-column-properties fo:break-before="auto" style:column-width="4.075cm"/>
    </style:style>
    <style:style style:name="co18" style:family="table-column">
      <style:table-column-properties fo:break-before="auto" style:column-width="5.165cm"/>
    </style:style>
    <style:style style:name="co19" style:family="table-column">
      <style:table-column-properties fo:break-before="auto" style:column-width="2.697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5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 style:data-style-name="N107"/>
    <style:style style:name="ce1" style:family="table-cell" style:parent-style-name="Default" style:data-style-name="N61"/>
    <style:style style:name="ce6" style:family="table-cell" style:parent-style-name="Default" style:data-style-name="N108"/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31.442cm" svg:height="21.524cm" svg:x="4.884cm" svg:y="39.289cm">
            <draw:object draw:notify-on-update-of-ranges="all.A2:all.B79 all.C2:all.C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631cm" svg:height="11.407cm" svg:x="40.745cm" svg:y="9.274cm">
            <draw:object draw:notify-on-update-of-ranges="all.B2:all.B7 all.B14:all.B19 all.M2:all.M7 all.M14:all.M19 all.N2:all.N7 all.N14:all.N20 all.N2:all.N7 all.N14:all.N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7" table:default-cell-style-name="ce2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MeanLB</text:p>
          </table:table-cell>
          <table:table-cell table:style-name="Default" office:value-type="string" calcext:value-type="string">
            <text:p>MeanUB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StddevLB</text:p>
          </table:table-cell>
          <table:table-cell table:style-name="Default" office:value-type="string" calcext:value-type="string">
            <text:p>StddevUB</text:p>
          </table:table-cell>
          <table:table-cell table:style-name="Default" table:number-columns-repeated="3"/>
          <table:table-cell table:style-name="Default" office:value-type="string" calcext:value-type="string">
            <text:p>%dev</text:p>
          </table:table-cell>
          <table:table-cell office:value-type="string" calcext:value-type="string">
            <text:p>Fusion Vorteil</text:p>
          </table:table-cell>
          <table:table-cell office:value-type="string" calcext:value-type="string">
            <text:p>%dev Vorteil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Twice</text:p>
          </table:table-cell>
          <table:table-cell table:style-name="ce4" office:value-type="float" office:value="0.0000000320709123180747" calcext:value-type="float">
            <text:p>3,207E-08</text:p>
          </table:table-cell>
          <table:table-cell office:value-type="float" office:value="0.0000000318809612746829" calcext:value-type="float">
            <text:p>3,19E-08</text:p>
          </table:table-cell>
          <table:table-cell office:value-type="float" office:value="0.0000000323290871836753" calcext:value-type="float">
            <text:p>3,23E-08</text:p>
          </table:table-cell>
          <table:table-cell office:value-type="float" office:value="0.000000000826298990022074" calcext:value-type="float">
            <text:p>8,26E-10</text:p>
          </table:table-cell>
          <table:table-cell office:value-type="float" office:value="0.000000000597292683469584" calcext:value-type="float">
            <text:p>5,97E-10</text:p>
          </table:table-cell>
          <table:table-cell office:value-type="float" office:value="0.00000000124651782968771" calcext:value-type="float">
            <text:p>1,25E-09</text:p>
          </table:table-cell>
          <table:table-cell table:number-columns-repeated="3"/>
          <table:table-cell table:formula="of:=[.$F2]/[.$C2]" office:value-type="percentage" office:value="0.0257647484994178" calcext:value-type="percentage">
            <text:p>2,58 %</text:p>
          </table:table-cell>
          <table:table-cell table:style-name="ce2" table:formula="of:=1-[.$C2]/[.$C8]" office:value-type="percentage" office:value="0.592155290361275" calcext:value-type="percentage">
            <text:p>59,22 %</text:p>
          </table:table-cell>
          <table:table-cell table:style-name="ce2" table:formula="of:=SQRT(([.$F2]/[.$C2]*[.$F2]/[.$C2])+([.$F8]/[.$C8]*[.$F8]/[.$C8]))" office:value-type="percentage" office:value="0.0444757028202654" calcext:value-type="percentage">
            <text:p>4,45 %</text:p>
          </table:table-cell>
          <table:table-cell/>
          <table:table-cell table:style-name="ce2" table:formula="of:=[.$M2]*(1+[.$N2])" office:value-type="percentage" office:value="0.618491813078831" calcext:value-type="percentage">
            <text:p>61,85 %</text:p>
          </table:table-cell>
          <table:table-cell table:style-name="ce2" table:formula="of:=[.$M2]*(1-[.$N2])" office:value-type="percentage" office:value="0.565818767643719" calcext:value-type="percentage">
            <text:p>56,58 %</text:p>
          </table:table-cell>
          <table:table-cell/>
          <table:table-cell office:value-type="string" calcext:value-type="string">
            <text:p>RunNo</text:p>
          </table:table-cell>
          <table:table-cell office:value-type="string" calcext:value-type="string">
            <text:p>Plugin Aktiviert</text:p>
          </table:table-cell>
          <table:table-cell office:value-type="string" calcext:value-type="string">
            <text:p>No-full-laziness in lib</text:p>
          </table:table-cell>
          <table:table-cell office:value-type="string" calcext:value-type="string">
            <text:p>No-full-laziness in benchmark</text:p>
          </table:table-cell>
          <table:table-cell office:value-type="string" calcext:value-type="string">
            <text:p>No-full-laziness in plugin</text:p>
          </table:table-cell>
          <table:table-cell office:value-type="string" calcext:value-type="string">
            <text:p>Nicht-inlinen von Build und Fold</text:p>
          </table:table-cell>
          <table:table-cell office:value-type="string" calcext:value-type="string">
            <text:p>Fusion aktiviert</text:p>
          </table:table-cell>
          <table:table-cell office:value-type="string" calcext:value-type="string">
            <text:p>Worker Wrapper</text:p>
          </table:table-cell>
          <table:table-cell office:value-type="string" calcext:value-type="string">
            <text:p>Durchgefüh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ALot</text:p>
          </table:table-cell>
          <table:table-cell table:style-name="ce4" office:value-type="float" office:value="0.0000000322983922670784" calcext:value-type="float">
            <text:p>3,230E-08</text:p>
          </table:table-cell>
          <table:table-cell office:value-type="float" office:value="0.0000000321408575282594" calcext:value-type="float">
            <text:p>3,21E-08</text:p>
          </table:table-cell>
          <table:table-cell office:value-type="float" office:value="0.0000000325493198478078" calcext:value-type="float">
            <text:p>3,25E-08</text:p>
          </table:table-cell>
          <table:table-cell office:value-type="float" office:value="0.000000000757345639830604" calcext:value-type="float">
            <text:p>7,57E-10</text:p>
          </table:table-cell>
          <table:table-cell office:value-type="float" office:value="0.000000000559979690859039" calcext:value-type="float">
            <text:p>5,60E-10</text:p>
          </table:table-cell>
          <table:table-cell office:value-type="float" office:value="0.0000000010402391478114" calcext:value-type="float">
            <text:p>1,04E-09</text:p>
          </table:table-cell>
          <table:table-cell table:number-columns-repeated="3"/>
          <table:table-cell table:formula="of:=[.$F3]/[.$C3]" office:value-type="percentage" office:value="0.0234484005757328" calcext:value-type="percentage">
            <text:p>2,34 %</text:p>
          </table:table-cell>
          <table:table-cell table:style-name="ce2" table:formula="of:=1-[.$C3]/[.$C9]" office:value-type="percentage" office:value="0.952632928591245" calcext:value-type="percentage">
            <text:p>95,26 %</text:p>
          </table:table-cell>
          <table:table-cell table:style-name="ce2" table:formula="of:=SQRT(([.$F3]/[.$C3]*[.$F3]/[.$C3])+([.$F9]/[.$C9]*[.$F9]/[.$C9]))" office:value-type="percentage" office:value="0.0434824090636502" calcext:value-type="percentage">
            <text:p>4,35 %</text:p>
          </table:table-cell>
          <table:table-cell/>
          <table:table-cell table:style-name="ce2" table:formula="of:=[.$M3]*(1+[.$N3])" office:value-type="percentage" office:value="0.994055703279753" calcext:value-type="percentage">
            <text:p>99,41 %</text:p>
          </table:table-cell>
          <table:table-cell table:style-name="ce2" table:formula="of:=[.$M3]*(1-[.$N3])" office:value-type="percentage" office:value="0.911210153902737" calcext:value-type="percentage">
            <text:p>91,12 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A</text:p>
          </table:table-cell>
          <table:table-cell office:value-type="float" office:value="0.00235096207754449" calcext:value-type="float">
            <text:p>2,35E-03</text:p>
          </table:table-cell>
          <table:table-cell office:value-type="float" office:value="0.00231214905618883" calcext:value-type="float">
            <text:p>2,31E-03</text:p>
          </table:table-cell>
          <table:table-cell office:value-type="float" office:value="0.00243672312254031" calcext:value-type="float">
            <text:p>2,44E-03</text:p>
          </table:table-cell>
          <table:table-cell office:value-type="float" office:value="0.000225040748416706" calcext:value-type="float">
            <text:p>2,25E-04</text:p>
          </table:table-cell>
          <table:table-cell office:value-type="float" office:value="0.000106471046814704" calcext:value-type="float">
            <text:p>1,06E-04</text:p>
          </table:table-cell>
          <table:table-cell office:value-type="float" office:value="0.000403320016328004" calcext:value-type="float">
            <text:p>4,03E-04</text:p>
          </table:table-cell>
          <table:table-cell table:number-columns-repeated="3"/>
          <table:table-cell table:formula="of:=[.$F4]/[.$C4]" office:value-type="percentage" office:value="0.0957228321827098" calcext:value-type="percentage">
            <text:p>9,57 %</text:p>
          </table:table-cell>
          <table:table-cell table:style-name="ce2" table:formula="of:=1-[.$C4]/[.$C10]" office:value-type="percentage" office:value="0.361509568898498" calcext:value-type="percentage">
            <text:p>36,15 %</text:p>
          </table:table-cell>
          <table:table-cell table:style-name="ce2" table:formula="of:=SQRT(([.$F4]/[.$C4]*[.$F4]/[.$C4])+([.$F10]/[.$C10]*[.$F10]/[.$C10]))" office:value-type="percentage" office:value="0.0975425817545661" calcext:value-type="percentage">
            <text:p>9,75 %</text:p>
          </table:table-cell>
          <table:table-cell/>
          <table:table-cell table:style-name="ce2" table:formula="of:=[.$M4]*(1+[.$N4])" office:value-type="percentage" office:value="0.396772145577838" calcext:value-type="percentage">
            <text:p>39,68 %</text:p>
          </table:table-cell>
          <table:table-cell table:style-name="ce2" table:formula="of:=[.$M4]*(1-[.$N4])" office:value-type="percentage" office:value="0.326246992219158" calcext:value-type="percentage">
            <text:p>32,62 %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rt</text:p>
          </table:table-cell>
          <table:table-cell office:value-type="float" office:value="0.00379527201688818" calcext:value-type="float">
            <text:p>3,80E-03</text:p>
          </table:table-cell>
          <table:table-cell office:value-type="float" office:value="0.00376724942466107" calcext:value-type="float">
            <text:p>3,77E-03</text:p>
          </table:table-cell>
          <table:table-cell office:value-type="float" office:value="0.00382749765377237" calcext:value-type="float">
            <text:p>3,83E-03</text:p>
          </table:table-cell>
          <table:table-cell office:value-type="float" office:value="0.00011162617871938" calcext:value-type="float">
            <text:p>1,12E-04</text:p>
          </table:table-cell>
          <table:table-cell office:value-type="float" office:value="0.0000873927173669726" calcext:value-type="float">
            <text:p>8,74E-05</text:p>
          </table:table-cell>
          <table:table-cell office:value-type="float" office:value="0.000145612405212376" calcext:value-type="float">
            <text:p>1,46E-04</text:p>
          </table:table-cell>
          <table:table-cell table:number-columns-repeated="3"/>
          <table:table-cell table:formula="of:=[.$F5]/[.$C5]" office:value-type="percentage" office:value="0.0294119046599734" calcext:value-type="percentage">
            <text:p>2,94 %</text:p>
          </table:table-cell>
          <table:table-cell table:style-name="ce2" table:formula="of:=1-[.$C5]/[.$C11]" office:value-type="percentage" office:value="0.342760514853901" calcext:value-type="percentage">
            <text:p>34,28 %</text:p>
          </table:table-cell>
          <table:table-cell table:style-name="ce2" table:formula="of:=SQRT(([.$F5]/[.$C5]*[.$F5]/[.$C5])+([.$F11]/[.$C11]*[.$F11]/[.$C11]))" office:value-type="percentage" office:value="0.0409201646626906" calcext:value-type="percentage">
            <text:p>4,09 %</text:p>
          </table:table-cell>
          <table:table-cell/>
          <table:table-cell table:style-name="ce2" table:formula="of:=[.$M5]*(1+[.$N5])" office:value-type="percentage" office:value="0.356786331561591" calcext:value-type="percentage">
            <text:p>35,68 %</text:p>
          </table:table-cell>
          <table:table-cell table:style-name="ce2" table:formula="of:=[.$M5]*(1-[.$N5])" office:value-type="percentage" office:value="0.328734698146211" calcext:value-type="percentage">
            <text:p>32,87 %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b</text:p>
          </table:table-cell>
          <table:table-cell office:value-type="float" office:value="0.00404155519581196" calcext:value-type="float">
            <text:p>4,04E-03</text:p>
          </table:table-cell>
          <table:table-cell office:value-type="float" office:value="0.00397926977900164" calcext:value-type="float">
            <text:p>3,98E-03</text:p>
          </table:table-cell>
          <table:table-cell office:value-type="float" office:value="0.00412019979247742" calcext:value-type="float">
            <text:p>4,12E-03</text:p>
          </table:table-cell>
          <table:table-cell office:value-type="float" office:value="0.000270493976698617" calcext:value-type="float">
            <text:p>2,70E-04</text:p>
          </table:table-cell>
          <table:table-cell office:value-type="float" office:value="0.000222779015027929" calcext:value-type="float">
            <text:p>2,23E-04</text:p>
          </table:table-cell>
          <table:table-cell office:value-type="float" office:value="0.000345294407073545" calcext:value-type="float">
            <text:p>3,45E-04</text:p>
          </table:table-cell>
          <table:table-cell table:number-columns-repeated="3"/>
          <table:table-cell table:formula="of:=[.$F6]/[.$C6]" office:value-type="percentage" office:value="0.0669281906576248" calcext:value-type="percentage">
            <text:p>6,69 %</text:p>
          </table:table-cell>
          <table:table-cell table:style-name="ce2" table:formula="of:=1-[.$C6]/[.$C12]" office:value-type="percentage" office:value="0.248270778589758" calcext:value-type="percentage">
            <text:p>24,83 %</text:p>
          </table:table-cell>
          <table:table-cell table:style-name="ce2" table:formula="of:=SQRT(([.$F6]/[.$C6]*[.$F6]/[.$C6])+([.$F12]/[.$C12]*[.$F12]/[.$C12]))" office:value-type="percentage" office:value="0.069914992306234" calcext:value-type="percentage">
            <text:p>6,99 %</text:p>
          </table:table-cell>
          <table:table-cell/>
          <table:table-cell table:style-name="ce2" table:formula="of:=[.$M6]*(1+[.$N6])" office:value-type="percentage" office:value="0.265628628164724" calcext:value-type="percentage">
            <text:p>26,56 %</text:p>
          </table:table-cell>
          <table:table-cell table:style-name="ce2" table:formula="of:=[.$M6]*(1-[.$N6])" office:value-type="percentage" office:value="0.230912929014792" calcext:value-type="percentage">
            <text:p>23,09 %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ens</text:p>
          </table:table-cell>
          <table:table-cell office:value-type="float" office:value="0.0044807046973254" calcext:value-type="float">
            <text:p>4,48E-03</text:p>
          </table:table-cell>
          <table:table-cell office:value-type="float" office:value="0.00443897782389685" calcext:value-type="float">
            <text:p>4,44E-03</text:p>
          </table:table-cell>
          <table:table-cell office:value-type="float" office:value="0.00456188977524818" calcext:value-type="float">
            <text:p>4,56E-03</text:p>
          </table:table-cell>
          <table:table-cell office:value-type="float" office:value="0.000196791587647094" calcext:value-type="float">
            <text:p>1,97E-04</text:p>
          </table:table-cell>
          <table:table-cell office:value-type="float" office:value="0.000140627136588085" calcext:value-type="float">
            <text:p>1,41E-04</text:p>
          </table:table-cell>
          <table:table-cell office:value-type="float" office:value="0.000298997073423802" calcext:value-type="float">
            <text:p>2,99E-04</text:p>
          </table:table-cell>
          <table:table-cell table:number-columns-repeated="3"/>
          <table:table-cell table:formula="of:=[.$F7]/[.$C7]" office:value-type="percentage" office:value="0.0439197851544561" calcext:value-type="percentage">
            <text:p>4,39 %</text:p>
          </table:table-cell>
          <table:table-cell table:style-name="ce2" table:formula="of:=1-[.$C7]/[.$C13]" office:value-type="percentage" office:value="0.300234387809025" calcext:value-type="percentage">
            <text:p>30,02 %</text:p>
          </table:table-cell>
          <table:table-cell table:style-name="ce2" table:formula="of:=SQRT(([.$F7]/[.$C7]*[.$F7]/[.$C7])+([.$F13]/[.$C13]*[.$F13]/[.$C13]))" office:value-type="percentage" office:value="0.0548839202192841" calcext:value-type="percentage">
            <text:p>5,49 %</text:p>
          </table:table-cell>
          <table:table-cell/>
          <table:table-cell table:style-name="ce2" table:formula="of:=[.$M7]*(1+[.$N7])" office:value-type="percentage" office:value="0.316712427996621" calcext:value-type="percentage">
            <text:p>31,67 %</text:p>
          </table:table-cell>
          <table:table-cell table:style-name="ce2" table:formula="of:=[.$M7]*(1-[.$N7])" office:value-type="percentage" office:value="0.283756347621429" calcext:value-type="percentage">
            <text:p>28,38 %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Twice</text:p>
          </table:table-cell>
          <table:table-cell table:style-name="ce4" office:value-type="float" office:value="0.0000000786351068436896" calcext:value-type="float">
            <text:p>7,864E-08</text:p>
          </table:table-cell>
          <table:table-cell office:value-type="float" office:value="0.0000000780281362017229" calcext:value-type="float">
            <text:p>7,80E-08</text:p>
          </table:table-cell>
          <table:table-cell office:value-type="float" office:value="0.0000000794554280027118" calcext:value-type="float">
            <text:p>7,95E-08</text:p>
          </table:table-cell>
          <table:table-cell office:value-type="float" office:value="0.00000000285074320079485" calcext:value-type="float">
            <text:p>2,85E-09</text:p>
          </table:table-cell>
          <table:table-cell office:value-type="float" office:value="0.00000000206746413720318" calcext:value-type="float">
            <text:p>2,07E-09</text:p>
          </table:table-cell>
          <table:table-cell office:value-type="float" office:value="0.00000000381727761935997" calcext:value-type="float">
            <text:p>3,82E-09</text:p>
          </table:table-cell>
          <table:table-cell table:number-columns-repeated="3"/>
          <table:table-cell table:formula="of:=[.$F8]/[.$C8]" office:value-type="percentage" office:value="0.0362528050793082" calcext:value-type="percentage">
            <text:p>3,63 %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ALot</text:p>
          </table:table-cell>
          <table:table-cell table:style-name="ce6" office:value-type="float" office:value="0.000000681874376153821" calcext:value-type="float">
            <text:p>6,8187E-07</text:p>
          </table:table-cell>
          <table:table-cell office:value-type="float" office:value="0.000000676217148564804" calcext:value-type="float">
            <text:p>6,76E-07</text:p>
          </table:table-cell>
          <table:table-cell office:value-type="float" office:value="0.000000688593179450958" calcext:value-type="float">
            <text:p>6,89E-07</text:p>
          </table:table-cell>
          <table:table-cell office:value-type="float" office:value="0.0000000249690107649117" calcext:value-type="float">
            <text:p>2,50E-08</text:p>
          </table:table-cell>
          <table:table-cell office:value-type="float" office:value="0.00000001952215320772" calcext:value-type="float">
            <text:p>1,95E-08</text:p>
          </table:table-cell>
          <table:table-cell office:value-type="float" office:value="0.0000000319222518400054" calcext:value-type="float">
            <text:p>3,19E-08</text:p>
          </table:table-cell>
          <table:table-cell table:number-columns-repeated="3"/>
          <table:table-cell table:formula="of:=[.$F9]/[.$C9]" office:value-type="percentage" office:value="0.0366181977767692" calcext:value-type="percentage">
            <text:p>3,66 %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A</text:p>
          </table:table-cell>
          <table:table-cell office:value-type="float" office:value="0.00368206313364586" calcext:value-type="float">
            <text:p>3,68E-03</text:p>
          </table:table-cell>
          <table:table-cell office:value-type="float" office:value="0.00366515730167308" calcext:value-type="float">
            <text:p>3,67E-03</text:p>
          </table:table-cell>
          <table:table-cell office:value-type="float" office:value="0.00370150311269521" calcext:value-type="float">
            <text:p>3,70E-03</text:p>
          </table:table-cell>
          <table:table-cell office:value-type="float" office:value="0.0000690516585461018" calcext:value-type="float">
            <text:p>6,91E-05</text:p>
          </table:table-cell>
          <table:table-cell office:value-type="float" office:value="0.0000563122602965304" calcext:value-type="float">
            <text:p>5,63E-05</text:p>
          </table:table-cell>
          <table:table-cell office:value-type="float" office:value="0.0000889338997391874" calcext:value-type="float">
            <text:p>8,89E-05</text:p>
          </table:table-cell>
          <table:table-cell table:number-columns-repeated="3"/>
          <table:table-cell table:formula="of:=[.$F10]/[.$C10]" office:value-type="percentage" office:value="0.018753523782665" calcext:value-type="percentage">
            <text:p>1,88 %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rt</text:p>
          </table:table-cell>
          <table:table-cell office:value-type="float" office:value="0.00577456483163747" calcext:value-type="float">
            <text:p>5,77E-03</text:p>
          </table:table-cell>
          <table:table-cell office:value-type="float" office:value="0.00573851344657632" calcext:value-type="float">
            <text:p>5,74E-03</text:p>
          </table:table-cell>
          <table:table-cell office:value-type="float" office:value="0.00584210800628084" calcext:value-type="float">
            <text:p>5,84E-03</text:p>
          </table:table-cell>
          <table:table-cell office:value-type="float" office:value="0.000164286089387805" calcext:value-type="float">
            <text:p>1,64E-04</text:p>
          </table:table-cell>
          <table:table-cell office:value-type="float" office:value="0.000117555735534119" calcext:value-type="float">
            <text:p>1,18E-04</text:p>
          </table:table-cell>
          <table:table-cell office:value-type="float" office:value="0.000233657299036103" calcext:value-type="float">
            <text:p>2,34E-04</text:p>
          </table:table-cell>
          <table:table-cell table:number-columns-repeated="3"/>
          <table:table-cell table:formula="of:=[.$F11]/[.$C11]" office:value-type="percentage" office:value="0.0284499514989806" calcext:value-type="percentage">
            <text:p>2,84 %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6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b</text:p>
          </table:table-cell>
          <table:table-cell office:value-type="float" office:value="0.00537634440793722" calcext:value-type="float">
            <text:p>5,38E-03</text:p>
          </table:table-cell>
          <table:table-cell office:value-type="float" office:value="0.00534909439915718" calcext:value-type="float">
            <text:p>5,35E-03</text:p>
          </table:table-cell>
          <table:table-cell office:value-type="float" office:value="0.00541613093285283" calcext:value-type="float">
            <text:p>5,42E-03</text:p>
          </table:table-cell>
          <table:table-cell office:value-type="float" office:value="0.000108693070296847" calcext:value-type="float">
            <text:p>1,09E-04</text:p>
          </table:table-cell>
          <table:table-cell office:value-type="float" office:value="0.0000797824722078152" calcext:value-type="float">
            <text:p>7,98E-05</text:p>
          </table:table-cell>
          <table:table-cell office:value-type="float" office:value="0.000174649651146898" calcext:value-type="float">
            <text:p>1,75E-04</text:p>
          </table:table-cell>
          <table:table-cell table:number-columns-repeated="3"/>
          <table:table-cell table:formula="of:=[.$F12]/[.$C12]" office:value-type="percentage" office:value="0.0202169098646993" calcext:value-type="percentage">
            <text:p>2,02 %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ens</text:p>
          </table:table-cell>
          <table:table-cell office:value-type="float" office:value="0.00640315073971163" calcext:value-type="float">
            <text:p>6,40E-03</text:p>
          </table:table-cell>
          <table:table-cell office:value-type="float" office:value="0.006354790972229" calcext:value-type="float">
            <text:p>6,35E-03</text:p>
          </table:table-cell>
          <table:table-cell office:value-type="float" office:value="0.00648136367946352" calcext:value-type="float">
            <text:p>6,48E-03</text:p>
          </table:table-cell>
          <table:table-cell office:value-type="float" office:value="0.00021074997428636" calcext:value-type="float">
            <text:p>2,11E-04</text:p>
          </table:table-cell>
          <table:table-cell office:value-type="float" office:value="0.000150671905109522" calcext:value-type="float">
            <text:p>1,51E-04</text:p>
          </table:table-cell>
          <table:table-cell office:value-type="float" office:value="0.000324821787013827" calcext:value-type="float">
            <text:p>3,25E-04</text:p>
          </table:table-cell>
          <table:table-cell table:number-columns-repeated="3"/>
          <table:table-cell table:formula="of:=[.$F13]/[.$C13]" office:value-type="percentage" office:value="0.0329134800746314" calcext:value-type="percentage">
            <text:p>3,29 %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5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tTwice</text:p>
          </table:table-cell>
          <table:table-cell table:style-name="ce4" office:value-type="float" office:value="0.0000000521602098197907" calcext:value-type="float">
            <text:p>5,216E-08</text:p>
          </table:table-cell>
          <table:table-cell office:value-type="float" office:value="0.0000000519223919382125" calcext:value-type="float">
            <text:p>5,19E-08</text:p>
          </table:table-cell>
          <table:table-cell office:value-type="float" office:value="0.000000052431354734806" calcext:value-type="float">
            <text:p>5,24E-08</text:p>
          </table:table-cell>
          <table:table-cell office:value-type="float" office:value="0.000000000975421681760549" calcext:value-type="float">
            <text:p>9,75E-10</text:p>
          </table:table-cell>
          <table:table-cell office:value-type="float" office:value="0.000000000757630992630078" calcext:value-type="float">
            <text:p>7,58E-10</text:p>
          </table:table-cell>
          <table:table-cell office:value-type="float" office:value="0.00000000159394019913773" calcext:value-type="float">
            <text:p>1,59E-09</text:p>
          </table:table-cell>
          <table:table-cell table:number-columns-repeated="3"/>
          <table:table-cell table:formula="of:=[.$F14]/[.$C14]" office:value-type="percentage" office:value="0.0187004938272018" calcext:value-type="percentage">
            <text:p>1,87 %</text:p>
          </table:table-cell>
          <table:table-cell table:style-name="ce2" table:formula="of:=1-[.$C14]/[.$C20]" office:value-type="percentage" office:value="0.0111152637287961" calcext:value-type="percentage">
            <text:p>1,11 %</text:p>
          </table:table-cell>
          <table:table-cell table:style-name="ce2" table:formula="of:=SQRT(([.$F14]/[.$C14]*[.$F14]/[.$C14])+([.$F20]/[.$C20]*[.$F20]/[.$C20]))" office:value-type="percentage" office:value="0.022889546789207" calcext:value-type="percentage">
            <text:p>2,29 %</text:p>
          </table:table-cell>
          <table:table-cell/>
          <table:table-cell table:style-name="ce2" table:formula="of:=[.$M14]*(1+[.$N14])" office:value-type="percentage" office:value="0.0113696870779908" calcext:value-type="percentage">
            <text:p>1,14 %</text:p>
          </table:table-cell>
          <table:table-cell table:style-name="ce2" table:formula="of:=[.$M14]*(1-[.$N14])" office:value-type="percentage" office:value="0.0108608403796014" calcext:value-type="percentage">
            <text:p>1,09 %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4"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tALot</text:p>
          </table:table-cell>
          <table:table-cell table:style-name="ce6" office:value-type="float" office:value="0.000000417562020692638" calcext:value-type="float">
            <text:p>4,1756E-07</text:p>
          </table:table-cell>
          <table:table-cell office:value-type="float" office:value="0.000000416229018713138" calcext:value-type="float">
            <text:p>4,16E-07</text:p>
          </table:table-cell>
          <table:table-cell office:value-type="float" office:value="0.000000419101741224696" calcext:value-type="float">
            <text:p>4,19E-07</text:p>
          </table:table-cell>
          <table:table-cell office:value-type="float" office:value="0.00000000572627708932406" calcext:value-type="float">
            <text:p>5,73E-09</text:p>
          </table:table-cell>
          <table:table-cell office:value-type="float" office:value="0.00000000475973083265433" calcext:value-type="float">
            <text:p>4,76E-09</text:p>
          </table:table-cell>
          <table:table-cell office:value-type="float" office:value="0.00000000728979062949543" calcext:value-type="float">
            <text:p>7,29E-09</text:p>
          </table:table-cell>
          <table:table-cell table:number-columns-repeated="3"/>
          <table:table-cell table:formula="of:=[.$F15]/[.$C15]" office:value-type="percentage" office:value="0.0137135965570468" calcext:value-type="percentage">
            <text:p>1,37 %</text:p>
          </table:table-cell>
          <table:table-cell table:style-name="ce2" table:formula="of:=1-[.$C15]/[.$C21]" office:value-type="percentage" office:value="-0.0369229337898795" calcext:value-type="percentage">
            <text:p>-3,69 %</text:p>
          </table:table-cell>
          <table:table-cell table:style-name="ce2" table:formula="of:=SQRT(([.$F15]/[.$C15]*[.$F15]/[.$C15])+([.$F21]/[.$C21]*[.$F21]/[.$C21]))" office:value-type="percentage" office:value="0.0346432329161904" calcext:value-type="percentage">
            <text:p>3,46 %</text:p>
          </table:table-cell>
          <table:table-cell/>
          <table:table-cell table:style-name="ce2" table:formula="of:=[.$M15]*(1+[.$N15])" office:value-type="percentage" office:value="-0.0382020635851114" calcext:value-type="percentage">
            <text:p>-3,82 %</text:p>
          </table:table-cell>
          <table:table-cell table:style-name="ce2" table:formula="of:=[.$M15]*(1-[.$N15])" office:value-type="percentage" office:value="-0.0356438039946476" calcext:value-type="percentage">
            <text:p>-3,56 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office:value-type="string" calcext:value-type="string">
            <text:p>(Baseline, also vor fold und buil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SA</text:p>
          </table:table-cell>
          <table:table-cell table:style-name="ce6" office:value-type="float" office:value="0.000000137398723019893" calcext:value-type="float">
            <text:p>1,3740E-07</text:p>
          </table:table-cell>
          <table:table-cell office:value-type="float" office:value="0.000000136779011994402" calcext:value-type="float">
            <text:p>1,37E-07</text:p>
          </table:table-cell>
          <table:table-cell office:value-type="float" office:value="0.000000138124503162639" calcext:value-type="float">
            <text:p>1,38E-07</text:p>
          </table:table-cell>
          <table:table-cell office:value-type="float" office:value="0.00000000250766152634605" calcext:value-type="float">
            <text:p>2,51E-09</text:p>
          </table:table-cell>
          <table:table-cell office:value-type="float" office:value="0.00000000214849527444787" calcext:value-type="float">
            <text:p>2,15E-09</text:p>
          </table:table-cell>
          <table:table-cell office:value-type="float" office:value="0.00000000295649201260421" calcext:value-type="float">
            <text:p>2,96E-09</text:p>
          </table:table-cell>
          <table:table-cell table:number-columns-repeated="3"/>
          <table:table-cell table:formula="of:=[.$F16]/[.$C16]" office:value-type="percentage" office:value="0.0182509813135817" calcext:value-type="percentage">
            <text:p>1,83 %</text:p>
          </table:table-cell>
          <table:table-cell table:style-name="ce2" table:formula="of:=1-[.$C16]/[.$C22]" office:value-type="percentage" office:value="0.0123530141442074" calcext:value-type="percentage">
            <text:p>1,24 %</text:p>
          </table:table-cell>
          <table:table-cell table:style-name="ce2" table:formula="of:=SQRT(([.$F16]/[.$C16]*[.$F16]/[.$C16])+([.$F22]/[.$C22]*[.$F22]/[.$C22]))" office:value-type="percentage" office:value="0.0411219524552967" calcext:value-type="percentage">
            <text:p>4,11 %</text:p>
          </table:table-cell>
          <table:table-cell/>
          <table:table-cell table:style-name="ce2" table:formula="of:=[.$M16]*(1+[.$N16])" office:value-type="percentage" office:value="0.0128609942045251" calcext:value-type="percentage">
            <text:p>1,29 %</text:p>
          </table:table-cell>
          <table:table-cell table:style-name="ce2" table:formula="of:=[.$M16]*(1-[.$N16])" office:value-type="percentage" office:value="0.0118450340838897" calcext:value-type="percentage">
            <text:p>1,18 %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rt</text:p>
          </table:table-cell>
          <table:table-cell office:value-type="float" office:value="0.00413686319813437" calcext:value-type="float">
            <text:p>4,14E-03</text:p>
          </table:table-cell>
          <table:table-cell office:value-type="float" office:value="0.00410545063005227" calcext:value-type="float">
            <text:p>4,11E-03</text:p>
          </table:table-cell>
          <table:table-cell office:value-type="float" office:value="0.00417613815184409" calcext:value-type="float">
            <text:p>4,18E-03</text:p>
          </table:table-cell>
          <table:table-cell office:value-type="float" office:value="0.000132982787666948" calcext:value-type="float">
            <text:p>1,33E-04</text:p>
          </table:table-cell>
          <table:table-cell office:value-type="float" office:value="0.000100502457474121" calcext:value-type="float">
            <text:p>1,01E-04</text:p>
          </table:table-cell>
          <table:table-cell office:value-type="float" office:value="0.000192010894187002" calcext:value-type="float">
            <text:p>1,92E-04</text:p>
          </table:table-cell>
          <table:table-cell table:number-columns-repeated="3"/>
          <table:table-cell table:formula="of:=[.$F17]/[.$C17]" office:value-type="percentage" office:value="0.0321458025798195" calcext:value-type="percentage">
            <text:p>3,21 %</text:p>
          </table:table-cell>
          <table:table-cell table:style-name="ce2" table:formula="of:=1-[.$C17]/[.$C23]" office:value-type="percentage" office:value="0.15722397639026" calcext:value-type="percentage">
            <text:p>15,72 %</text:p>
          </table:table-cell>
          <table:table-cell table:style-name="ce2" table:formula="of:=SQRT(([.$F17]/[.$C17]*[.$F17]/[.$C17])+([.$F23]/[.$C23]*[.$F23]/[.$C23]))" office:value-type="percentage" office:value="0.0410574849891054" calcext:value-type="percentage">
            <text:p>4,11 %</text:p>
          </table:table-cell>
          <table:table-cell/>
          <table:table-cell table:style-name="ce2" table:formula="of:=[.$M17]*(1+[.$N17])" office:value-type="percentage" office:value="0.163679197440831" calcext:value-type="percentage">
            <text:p>16,37 %</text:p>
          </table:table-cell>
          <table:table-cell table:style-name="ce2" table:formula="of:=[.$M17]*(1-[.$N17])" office:value-type="percentage" office:value="0.150768755339689" calcext:value-type="percentage">
            <text:p>15,08 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b</text:p>
          </table:table-cell>
          <table:table-cell office:value-type="float" office:value="0.00275268875236161" calcext:value-type="float">
            <text:p>2,75E-03</text:p>
          </table:table-cell>
          <table:table-cell office:value-type="float" office:value="0.00272269150191108" calcext:value-type="float">
            <text:p>2,72E-03</text:p>
          </table:table-cell>
          <table:table-cell office:value-type="float" office:value="0.00282668074695657" calcext:value-type="float">
            <text:p>2,83E-03</text:p>
          </table:table-cell>
          <table:table-cell office:value-type="float" office:value="0.000165037500718562" calcext:value-type="float">
            <text:p>1,65E-04</text:p>
          </table:table-cell>
          <table:table-cell office:value-type="float" office:value="0.0000862889648869207" calcext:value-type="float">
            <text:p>8,63E-05</text:p>
          </table:table-cell>
          <table:table-cell office:value-type="float" office:value="0.000321699006474156" calcext:value-type="float">
            <text:p>3,22E-04</text:p>
          </table:table-cell>
          <table:table-cell table:number-columns-repeated="3"/>
          <table:table-cell table:formula="of:=[.$F18]/[.$C18]" office:value-type="percentage" office:value="0.0599550169182664" calcext:value-type="percentage">
            <text:p>6,00 %</text:p>
          </table:table-cell>
          <table:table-cell table:style-name="ce2" table:formula="of:=1-[.$C18]/[.$C24]" office:value-type="percentage" office:value="0.133367248633142" calcext:value-type="percentage">
            <text:p>13,34 %</text:p>
          </table:table-cell>
          <table:table-cell table:style-name="ce2" table:formula="of:=SQRT(([.$F18]/[.$C18]*[.$F18]/[.$C18])+([.$F24]/[.$C24]*[.$F24]/[.$C24]))" office:value-type="percentage" office:value="0.0695045490860965" calcext:value-type="percentage">
            <text:p>6,95 %</text:p>
          </table:table-cell>
          <table:table-cell/>
          <table:table-cell table:style-name="ce2" table:formula="of:=[.$M18]*(1+[.$N18])" office:value-type="percentage" office:value="0.142636879112242" calcext:value-type="percentage">
            <text:p>14,26 %</text:p>
          </table:table-cell>
          <table:table-cell table:style-name="ce2" table:formula="of:=[.$M18]*(1-[.$N18])" office:value-type="percentage" office:value="0.124097618154042" calcext:value-type="percentage">
            <text:p>12,41 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ens</text:p>
          </table:table-cell>
          <table:table-cell office:value-type="float" office:value="0.00384542755142126" calcext:value-type="float">
            <text:p>3,85E-03</text:p>
          </table:table-cell>
          <table:table-cell office:value-type="float" office:value="0.0038292892182966" calcext:value-type="float">
            <text:p>3,83E-03</text:p>
          </table:table-cell>
          <table:table-cell office:value-type="float" office:value="0.00386614367848671" calcext:value-type="float">
            <text:p>3,87E-03</text:p>
          </table:table-cell>
          <table:table-cell office:value-type="float" office:value="0.0000680822952691452" calcext:value-type="float">
            <text:p>6,81E-05</text:p>
          </table:table-cell>
          <table:table-cell office:value-type="float" office:value="0.0000515657246701408" calcext:value-type="float">
            <text:p>5,16E-05</text:p>
          </table:table-cell>
          <table:table-cell office:value-type="float" office:value="0.0000943821300116388" calcext:value-type="float">
            <text:p>9,44E-05</text:p>
          </table:table-cell>
          <table:table-cell table:number-columns-repeated="3"/>
          <table:table-cell table:formula="of:=[.$F19]/[.$C19]" office:value-type="percentage" office:value="0.0177047400734366" calcext:value-type="percentage">
            <text:p>1,77 %</text:p>
          </table:table-cell>
          <table:table-cell table:style-name="ce2" table:formula="of:=1-[.$C19]/[.$C25]" office:value-type="percentage" office:value="0.145775775668661" calcext:value-type="percentage">
            <text:p>14,58 %</text:p>
          </table:table-cell>
          <table:table-cell table:style-name="ce2" table:formula="of:=SQRT(([.$F19]/[.$C19]*[.$F19]/[.$C19])+([.$F25]/[.$C25]*[.$F25]/[.$C25]))" office:value-type="percentage" office:value="0.0395174819457098" calcext:value-type="percentage">
            <text:p>3,95 %</text:p>
          </table:table-cell>
          <table:table-cell/>
          <table:table-cell table:style-name="ce2" table:formula="of:=[.$M19]*(1+[.$N19])" office:value-type="percentage" office:value="0.151536467251769" calcext:value-type="percentage">
            <text:p>15,15 %</text:p>
          </table:table-cell>
          <table:table-cell table:style-name="ce2" table:formula="of:=[.$M19]*(1-[.$N19])" office:value-type="percentage" office:value="0.140015084085553" calcext:value-type="percentage">
            <text:p>14,00 %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Twice</text:p>
          </table:table-cell>
          <table:table-cell table:style-name="ce4" office:value-type="float" office:value="0.0000000527465010901793" calcext:value-type="float">
            <text:p>5,275E-08</text:p>
          </table:table-cell>
          <table:table-cell office:value-type="float" office:value="0.0000000525725336187188" calcext:value-type="float">
            <text:p>5,26E-08</text:p>
          </table:table-cell>
          <table:table-cell office:value-type="float" office:value="0.0000000529425384745119" calcext:value-type="float">
            <text:p>5,29E-08</text:p>
          </table:table-cell>
          <table:table-cell office:value-type="float" office:value="0.000000000696219613906049" calcext:value-type="float">
            <text:p>6,96E-10</text:p>
          </table:table-cell>
          <table:table-cell office:value-type="float" office:value="0.000000000550263259818486" calcext:value-type="float">
            <text:p>5,50E-10</text:p>
          </table:table-cell>
          <table:table-cell office:value-type="float" office:value="0.000000000903423165332444" calcext:value-type="float">
            <text:p>9,03E-10</text:p>
          </table:table-cell>
          <table:table-cell table:number-columns-repeated="3"/>
          <table:table-cell table:formula="of:=[.$F20]/[.$C20]" office:value-type="percentage" office:value="0.0131993516065784" calcext:value-type="percentage">
            <text:p>1,32 %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ALot</text:p>
          </table:table-cell>
          <table:table-cell table:style-name="ce6" office:value-type="float" office:value="0.000000402693398984318" calcext:value-type="float">
            <text:p>4,0269E-07</text:p>
          </table:table-cell>
          <table:table-cell office:value-type="float" office:value="0.000000399137823426094" calcext:value-type="float">
            <text:p>3,99E-07</text:p>
          </table:table-cell>
          <table:table-cell office:value-type="float" office:value="0.000000405644911798994" calcext:value-type="float">
            <text:p>4,06E-07</text:p>
          </table:table-cell>
          <table:table-cell office:value-type="float" office:value="0.0000000128110362857408" calcext:value-type="float">
            <text:p>1,28E-08</text:p>
          </table:table-cell>
          <table:table-cell office:value-type="float" office:value="0.0000000111776211265228" calcext:value-type="float">
            <text:p>1,12E-08</text:p>
          </table:table-cell>
          <table:table-cell office:value-type="float" office:value="0.0000000146086995211256" calcext:value-type="float">
            <text:p>1,46E-08</text:p>
          </table:table-cell>
          <table:table-cell table:number-columns-repeated="3"/>
          <table:table-cell table:formula="of:=[.$F21]/[.$C21]" office:value-type="percentage" office:value="0.0318133754316636" calcext:value-type="percentage">
            <text:p>3,18 %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A</text:p>
          </table:table-cell>
          <table:table-cell table:style-name="ce6" office:value-type="float" office:value="0.000000139117240256484" calcext:value-type="float">
            <text:p>1,3912E-07</text:p>
          </table:table-cell>
          <table:table-cell office:value-type="float" office:value="0.000000138003979909993" calcext:value-type="float">
            <text:p>1,38E-07</text:p>
          </table:table-cell>
          <table:table-cell office:value-type="float" office:value="0.000000140498051514229" calcext:value-type="float">
            <text:p>1,40E-07</text:p>
          </table:table-cell>
          <table:table-cell office:value-type="float" office:value="0.00000000512645927000212" calcext:value-type="float">
            <text:p>5,13E-09</text:p>
          </table:table-cell>
          <table:table-cell office:value-type="float" office:value="0.00000000372409483813751" calcext:value-type="float">
            <text:p>3,72E-09</text:p>
          </table:table-cell>
          <table:table-cell office:value-type="float" office:value="0.00000000651372875158299" calcext:value-type="float">
            <text:p>6,51E-09</text:p>
          </table:table-cell>
          <table:table-cell table:number-columns-repeated="3"/>
          <table:table-cell table:formula="of:=[.$F22]/[.$C22]" office:value-type="percentage" office:value="0.0368499206895616" calcext:value-type="percentage">
            <text:p>3,68 %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rt</text:p>
          </table:table-cell>
          <table:table-cell office:value-type="float" office:value="0.00490861519815852" calcext:value-type="float">
            <text:p>4,91E-03</text:p>
          </table:table-cell>
          <table:table-cell office:value-type="float" office:value="0.00487956800043643" calcext:value-type="float">
            <text:p>4,88E-03</text:p>
          </table:table-cell>
          <table:table-cell office:value-type="float" office:value="0.00494924539493354" calcext:value-type="float">
            <text:p>4,95E-03</text:p>
          </table:table-cell>
          <table:table-cell office:value-type="float" office:value="0.000125373032616548" calcext:value-type="float">
            <text:p>1,25E-04</text:p>
          </table:table-cell>
          <table:table-cell office:value-type="float" office:value="0.0000894687486897672" calcext:value-type="float">
            <text:p>8,95E-05</text:p>
          </table:table-cell>
          <table:table-cell office:value-type="float" office:value="0.000198158337226892" calcext:value-type="float">
            <text:p>1,98E-04</text:p>
          </table:table-cell>
          <table:table-cell table:number-columns-repeated="3"/>
          <table:table-cell table:formula="of:=[.$F23]/[.$C23]" office:value-type="percentage" office:value="0.0255414261569296" calcext:value-type="percentage">
            <text:p>2,55 %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b</text:p>
          </table:table-cell>
          <table:table-cell office:value-type="float" office:value="0.00317630362805935" calcext:value-type="float">
            <text:p>3,18E-03</text:p>
          </table:table-cell>
          <table:table-cell office:value-type="float" office:value="0.00315252745691344" calcext:value-type="float">
            <text:p>3,15E-03</text:p>
          </table:table-cell>
          <table:table-cell office:value-type="float" office:value="0.00321257038001697" calcext:value-type="float">
            <text:p>3,21E-03</text:p>
          </table:table-cell>
          <table:table-cell office:value-type="float" office:value="0.000111681215506103" calcext:value-type="float">
            <text:p>1,12E-04</text:p>
          </table:table-cell>
          <table:table-cell office:value-type="float" office:value="0.0000804166791595819" calcext:value-type="float">
            <text:p>8,04E-05</text:p>
          </table:table-cell>
          <table:table-cell office:value-type="float" office:value="0.000169935370222423" calcext:value-type="float">
            <text:p>1,70E-04</text:p>
          </table:table-cell>
          <table:table-cell table:number-columns-repeated="3"/>
          <table:table-cell table:formula="of:=[.$F24]/[.$C24]" office:value-type="percentage" office:value="0.035160749280867" calcext:value-type="percentage">
            <text:p>3,52 %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ens</text:p>
          </table:table-cell>
          <table:table-cell office:value-type="float" office:value="0.00450166062011569" calcext:value-type="float">
            <text:p>4,50E-03</text:p>
          </table:table-cell>
          <table:table-cell office:value-type="float" office:value="0.00446610958222857" calcext:value-type="float">
            <text:p>4,47E-03</text:p>
          </table:table-cell>
          <table:table-cell office:value-type="float" office:value="0.00455869666004991" calcext:value-type="float">
            <text:p>4,56E-03</text:p>
          </table:table-cell>
          <table:table-cell office:value-type="float" office:value="0.000159041418114597" calcext:value-type="float">
            <text:p>1,59E-04</text:p>
          </table:table-cell>
          <table:table-cell office:value-type="float" office:value="0.000104402336647644" calcext:value-type="float">
            <text:p>1,04E-04</text:p>
          </table:table-cell>
          <table:table-cell office:value-type="float" office:value="0.00023779227450365" calcext:value-type="float">
            <text:p>2,38E-04</text:p>
          </table:table-cell>
          <table:table-cell table:number-columns-repeated="3"/>
          <table:table-cell table:formula="of:=[.$F25]/[.$C25]" office:value-type="percentage" office:value="0.0353294998303337" calcext:value-type="percentage">
            <text:p>3,53 %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Twice</text:p>
          </table:table-cell>
          <table:table-cell office:value-type="float" office:value="0.0000000253848172999628" calcext:value-type="float">
            <text:p>2,54E-08</text:p>
          </table:table-cell>
          <table:table-cell office:value-type="float" office:value="0.0000000251764224751413" calcext:value-type="float">
            <text:p>2,52E-08</text:p>
          </table:table-cell>
          <table:table-cell office:value-type="float" office:value="0.0000000256758372582765" calcext:value-type="float">
            <text:p>2,57E-08</text:p>
          </table:table-cell>
          <table:table-cell office:value-type="float" office:value="0.000000000936901117549428" calcext:value-type="float">
            <text:p>9,37E-10</text:p>
          </table:table-cell>
          <table:table-cell office:value-type="float" office:value="0.000000000723122256815369" calcext:value-type="float">
            <text:p>7,23E-10</text:p>
          </table:table-cell>
          <table:table-cell office:value-type="float" office:value="0.00000000114263288273462" calcext:value-type="float">
            <text:p>1,14E-09</text:p>
          </table:table-cell>
          <table:table-cell table:number-columns-repeated="3"/>
          <table:table-cell table:formula="of:=[.$F26]/[.$C26]" office:value-type="percentage" office:value="0.0369079322682697" calcext:value-type="percentage">
            <text:p>3,69 %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ALot</text:p>
          </table:table-cell>
          <table:table-cell office:value-type="float" office:value="0.0000000252222384012186" calcext:value-type="float">
            <text:p>2,52E-08</text:p>
          </table:table-cell>
          <table:table-cell office:value-type="float" office:value="0.0000000251194501992922" calcext:value-type="float">
            <text:p>2,51E-08</text:p>
          </table:table-cell>
          <table:table-cell office:value-type="float" office:value="0.0000000253513062763608" calcext:value-type="float">
            <text:p>2,54E-08</text:p>
          </table:table-cell>
          <table:table-cell office:value-type="float" office:value="0.000000000464755837516051" calcext:value-type="float">
            <text:p>4,65E-10</text:p>
          </table:table-cell>
          <table:table-cell office:value-type="float" office:value="0.00000000037478899063642" calcext:value-type="float">
            <text:p>3,75E-10</text:p>
          </table:table-cell>
          <table:table-cell office:value-type="float" office:value="0.000000000561339177323195" calcext:value-type="float">
            <text:p>5,61E-10</text:p>
          </table:table-cell>
          <table:table-cell table:number-columns-repeated="3"/>
          <table:table-cell table:formula="of:=[.$F27]/[.$C27]" office:value-type="percentage" office:value="0.0184264310773304" calcext:value-type="percentage">
            <text:p>1,84 %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SA</text:p>
          </table:table-cell>
          <table:table-cell office:value-type="float" office:value="0.00188482167454919" calcext:value-type="float">
            <text:p>1,88E-03</text:p>
          </table:table-cell>
          <table:table-cell office:value-type="float" office:value="0.00186722909336399" calcext:value-type="float">
            <text:p>1,87E-03</text:p>
          </table:table-cell>
          <table:table-cell office:value-type="float" office:value="0.00191595000563169" calcext:value-type="float">
            <text:p>1,92E-03</text:p>
          </table:table-cell>
          <table:table-cell office:value-type="float" office:value="0.0000929037970689184" calcext:value-type="float">
            <text:p>9,29E-05</text:p>
          </table:table-cell>
          <table:table-cell office:value-type="float" office:value="0.0000577201868913419" calcext:value-type="float">
            <text:p>5,77E-05</text:p>
          </table:table-cell>
          <table:table-cell office:value-type="float" office:value="0.000175222862775702" calcext:value-type="float">
            <text:p>1,75E-04</text:p>
          </table:table-cell>
          <table:table-cell table:number-columns-repeated="3"/>
          <table:table-cell table:formula="of:=[.$F28]/[.$C28]" office:value-type="percentage" office:value="0.0492904969862144" calcext:value-type="percentage">
            <text:p>4,93 %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rt</text:p>
          </table:table-cell>
          <table:table-cell office:value-type="float" office:value="0.00325651155179769" calcext:value-type="float">
            <text:p>3,26E-03</text:p>
          </table:table-cell>
          <table:table-cell office:value-type="float" office:value="0.00324004526555926" calcext:value-type="float">
            <text:p>3,24E-03</text:p>
          </table:table-cell>
          <table:table-cell office:value-type="float" office:value="0.00327520142483736" calcext:value-type="float">
            <text:p>3,28E-03</text:p>
          </table:table-cell>
          <table:table-cell office:value-type="float" office:value="0.0000623285617350785" calcext:value-type="float">
            <text:p>6,23E-05</text:p>
          </table:table-cell>
          <table:table-cell office:value-type="float" office:value="0.0000469374338479116" calcext:value-type="float">
            <text:p>4,69E-05</text:p>
          </table:table-cell>
          <table:table-cell office:value-type="float" office:value="0.0000867811527204547" calcext:value-type="float">
            <text:p>8,68E-05</text:p>
          </table:table-cell>
          <table:table-cell table:number-columns-repeated="3"/>
          <table:table-cell table:formula="of:=[.$F29]/[.$C29]" office:value-type="percentage" office:value="0.0191396716221293" calcext:value-type="percentage">
            <text:p>1,91 %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b</text:p>
          </table:table-cell>
          <table:table-cell office:value-type="float" office:value="0.00329751716186235" calcext:value-type="float">
            <text:p>3,30E-03</text:p>
          </table:table-cell>
          <table:table-cell office:value-type="float" office:value="0.00327906749379759" calcext:value-type="float">
            <text:p>3,28E-03</text:p>
          </table:table-cell>
          <table:table-cell office:value-type="float" office:value="0.00331633418149993" calcext:value-type="float">
            <text:p>3,32E-03</text:p>
          </table:table-cell>
          <table:table-cell office:value-type="float" office:value="0.0000709130454371485" calcext:value-type="float">
            <text:p>7,09E-05</text:p>
          </table:table-cell>
          <table:table-cell office:value-type="float" office:value="0.0000561417795799458" calcext:value-type="float">
            <text:p>5,61E-05</text:p>
          </table:table-cell>
          <table:table-cell office:value-type="float" office:value="0.0000918617912615692" calcext:value-type="float">
            <text:p>9,19E-05</text:p>
          </table:table-cell>
          <table:table-cell table:number-columns-repeated="3"/>
          <table:table-cell table:formula="of:=[.$F30]/[.$C30]" office:value-type="percentage" office:value="0.0215049814622037" calcext:value-type="percentage">
            <text:p>2,15 %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ens</text:p>
          </table:table-cell>
          <table:table-cell office:value-type="float" office:value="0.00355854641461171" calcext:value-type="float">
            <text:p>3,56E-03</text:p>
          </table:table-cell>
          <table:table-cell office:value-type="float" office:value="0.00352573756840523" calcext:value-type="float">
            <text:p>3,53E-03</text:p>
          </table:table-cell>
          <table:table-cell office:value-type="float" office:value="0.00361828191698081" calcext:value-type="float">
            <text:p>3,62E-03</text:p>
          </table:table-cell>
          <table:table-cell office:value-type="float" office:value="0.000154187199758278" calcext:value-type="float">
            <text:p>1,54E-04</text:p>
          </table:table-cell>
          <table:table-cell office:value-type="float" office:value="0.000104469268184416" calcext:value-type="float">
            <text:p>1,04E-04</text:p>
          </table:table-cell>
          <table:table-cell office:value-type="float" office:value="0.000229031771942823" calcext:value-type="float">
            <text:p>2,29E-04</text:p>
          </table:table-cell>
          <table:table-cell table:number-columns-repeated="3"/>
          <table:table-cell table:formula="of:=[.$F31]/[.$C31]" office:value-type="percentage" office:value="0.0433287027324336" calcext:value-type="percentage">
            <text:p>4,33 %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tTwice</text:p>
          </table:table-cell>
          <table:table-cell office:value-type="float" office:value="0.0000000486755600812643" calcext:value-type="float">
            <text:p>4,87E-08</text:p>
          </table:table-cell>
          <table:table-cell office:value-type="float" office:value="0.0000000484208922896404" calcext:value-type="float">
            <text:p>4,84E-08</text:p>
          </table:table-cell>
          <table:table-cell office:value-type="float" office:value="0.0000000490304304517409" calcext:value-type="float">
            <text:p>4,90E-08</text:p>
          </table:table-cell>
          <table:table-cell office:value-type="float" office:value="0.00000000111123425755886" calcext:value-type="float">
            <text:p>1,11E-09</text:p>
          </table:table-cell>
          <table:table-cell office:value-type="float" office:value="0.000000000822950479556302" calcext:value-type="float">
            <text:p>8,23E-10</text:p>
          </table:table-cell>
          <table:table-cell office:value-type="float" office:value="0.0000000017136579880086" calcext:value-type="float">
            <text:p>1,71E-09</text:p>
          </table:table-cell>
          <table:table-cell table:number-columns-repeated="3"/>
          <table:table-cell table:formula="of:=[.$F32]/[.$C32]" office:value-type="percentage" office:value="0.0228294087567486" calcext:value-type="percentage">
            <text:p>2,28 %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tALot</text:p>
          </table:table-cell>
          <table:table-cell office:value-type="float" office:value="0.000000432410810932294" calcext:value-type="float">
            <text:p>4,32E-07</text:p>
          </table:table-cell>
          <table:table-cell office:value-type="float" office:value="0.000000430314699893162" calcext:value-type="float">
            <text:p>4,30E-07</text:p>
          </table:table-cell>
          <table:table-cell office:value-type="float" office:value="0.00000043444605816896" calcext:value-type="float">
            <text:p>4,34E-07</text:p>
          </table:table-cell>
          <table:table-cell office:value-type="float" office:value="0.00000000784893473014649" calcext:value-type="float">
            <text:p>7,85E-09</text:p>
          </table:table-cell>
          <table:table-cell office:value-type="float" office:value="0.00000000671231064812185" calcext:value-type="float">
            <text:p>6,71E-09</text:p>
          </table:table-cell>
          <table:table-cell office:value-type="float" office:value="0.000000009388258989838" calcext:value-type="float">
            <text:p>9,39E-09</text:p>
          </table:table-cell>
          <table:table-cell table:number-columns-repeated="3"/>
          <table:table-cell table:formula="of:=[.$F33]/[.$C33]" office:value-type="percentage" office:value="0.0181515691368213" calcext:value-type="percentage">
            <text:p>1,82 %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SA</text:p>
          </table:table-cell>
          <table:table-cell office:value-type="float" office:value="0.00189016203785201" calcext:value-type="float">
            <text:p>1,89E-03</text:p>
          </table:table-cell>
          <table:table-cell office:value-type="float" office:value="0.00187173211385036" calcext:value-type="float">
            <text:p>1,87E-03</text:p>
          </table:table-cell>
          <table:table-cell office:value-type="float" office:value="0.00191769612996506" calcext:value-type="float">
            <text:p>1,92E-03</text:p>
          </table:table-cell>
          <table:table-cell office:value-type="float" office:value="0.0000836072947039666" calcext:value-type="float">
            <text:p>8,36E-05</text:p>
          </table:table-cell>
          <table:table-cell office:value-type="float" office:value="0.0000657649435927085" calcext:value-type="float">
            <text:p>6,58E-05</text:p>
          </table:table-cell>
          <table:table-cell office:value-type="float" office:value="0.000111484980374679" calcext:value-type="float">
            <text:p>1,11E-04</text:p>
          </table:table-cell>
          <table:table-cell table:number-columns-repeated="3"/>
          <table:table-cell table:formula="of:=[.$F34]/[.$C34]" office:value-type="percentage" office:value="0.0442328715896645" calcext:value-type="percentage">
            <text:p>4,42 %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rt</text:p>
          </table:table-cell>
          <table:table-cell office:value-type="float" office:value="0.00357407622505712" calcext:value-type="float">
            <text:p>3,57E-03</text:p>
          </table:table-cell>
          <table:table-cell office:value-type="float" office:value="0.00354998953511415" calcext:value-type="float">
            <text:p>3,55E-03</text:p>
          </table:table-cell>
          <table:table-cell office:value-type="float" office:value="0.00361173807530545" calcext:value-type="float">
            <text:p>3,61E-03</text:p>
          </table:table-cell>
          <table:table-cell office:value-type="float" office:value="0.000114576329151177" calcext:value-type="float">
            <text:p>1,15E-04</text:p>
          </table:table-cell>
          <table:table-cell office:value-type="float" office:value="0.0000912106721918254" calcext:value-type="float">
            <text:p>9,12E-05</text:p>
          </table:table-cell>
          <table:table-cell office:value-type="float" office:value="0.000155947800796095" calcext:value-type="float">
            <text:p>1,56E-04</text:p>
          </table:table-cell>
          <table:table-cell table:number-columns-repeated="3"/>
          <table:table-cell table:formula="of:=[.$F35]/[.$C35]" office:value-type="percentage" office:value="0.0320576064796564" calcext:value-type="percentage">
            <text:p>3,21 %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b</text:p>
          </table:table-cell>
          <table:table-cell office:value-type="float" office:value="0.00307539031528404" calcext:value-type="float">
            <text:p>3,08E-03</text:p>
          </table:table-cell>
          <table:table-cell office:value-type="float" office:value="0.00305763860261802" calcext:value-type="float">
            <text:p>3,06E-03</text:p>
          </table:table-cell>
          <table:table-cell office:value-type="float" office:value="0.00310316021788757" calcext:value-type="float">
            <text:p>3,10E-03</text:p>
          </table:table-cell>
          <table:table-cell office:value-type="float" office:value="0.0000786287543808836" calcext:value-type="float">
            <text:p>7,86E-05</text:p>
          </table:table-cell>
          <table:table-cell office:value-type="float" office:value="0.0000544083911860073" calcext:value-type="float">
            <text:p>5,44E-05</text:p>
          </table:table-cell>
          <table:table-cell office:value-type="float" office:value="0.000130555086219403" calcext:value-type="float">
            <text:p>1,31E-04</text:p>
          </table:table-cell>
          <table:table-cell table:number-columns-repeated="3"/>
          <table:table-cell table:formula="of:=[.$F36]/[.$C36]" office:value-type="percentage" office:value="0.0255670813522808" calcext:value-type="percentage">
            <text:p>2,56 %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ens</text:p>
          </table:table-cell>
          <table:table-cell office:value-type="float" office:value="0.00354592741879372" calcext:value-type="float">
            <text:p>3,55E-03</text:p>
          </table:table-cell>
          <table:table-cell office:value-type="float" office:value="0.00352846113322889" calcext:value-type="float">
            <text:p>3,53E-03</text:p>
          </table:table-cell>
          <table:table-cell office:value-type="float" office:value="0.00358025106415552" calcext:value-type="float">
            <text:p>3,58E-03</text:p>
          </table:table-cell>
          <table:table-cell office:value-type="float" office:value="0.0000847921007013168" calcext:value-type="float">
            <text:p>8,48E-05</text:p>
          </table:table-cell>
          <table:table-cell office:value-type="float" office:value="0.0000532128689445029" calcext:value-type="float">
            <text:p>5,32E-05</text:p>
          </table:table-cell>
          <table:table-cell office:value-type="float" office:value="0.000147890195007323" calcext:value-type="float">
            <text:p>1,48E-04</text:p>
          </table:table-cell>
          <table:table-cell table:number-columns-repeated="3"/>
          <table:table-cell table:formula="of:=[.$F37]/[.$C37]" office:value-type="percentage" office:value="0.0239125313879555" calcext:value-type="percentage">
            <text:p>2,39 %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tTwice</text:p>
          </table:table-cell>
          <table:table-cell office:value-type="float" office:value="0.0000000246869027195597" calcext:value-type="float">
            <text:p>2,47E-08</text:p>
          </table:table-cell>
          <table:table-cell office:value-type="float" office:value="0.00000002461322893026" calcext:value-type="float">
            <text:p>2,46E-08</text:p>
          </table:table-cell>
          <table:table-cell office:value-type="float" office:value="0.0000000247921584530906" calcext:value-type="float">
            <text:p>2,48E-08</text:p>
          </table:table-cell>
          <table:table-cell office:value-type="float" office:value="0.000000000335375036031013" calcext:value-type="float">
            <text:p>3,35E-10</text:p>
          </table:table-cell>
          <table:table-cell office:value-type="float" office:value="0.000000000236322368356947" calcext:value-type="float">
            <text:p>2,36E-10</text:p>
          </table:table-cell>
          <table:table-cell office:value-type="float" office:value="0.000000000538533534478822" calcext:value-type="float">
            <text:p>5,39E-10</text:p>
          </table:table-cell>
          <table:table-cell table:number-columns-repeated="3"/>
          <table:table-cell table:formula="of:=[.$F38]/[.$C38]" office:value-type="percentage" office:value="0.0135851402600332" calcext:value-type="percentage">
            <text:p>1,36 %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tALot</text:p>
          </table:table-cell>
          <table:table-cell office:value-type="float" office:value="0.0000000253581091930274" calcext:value-type="float">
            <text:p>2,54E-08</text:p>
          </table:table-cell>
          <table:table-cell office:value-type="float" office:value="0.0000000252763123581784" calcext:value-type="float">
            <text:p>2,53E-08</text:p>
          </table:table-cell>
          <table:table-cell office:value-type="float" office:value="0.0000000254505459499895" calcext:value-type="float">
            <text:p>2,55E-08</text:p>
          </table:table-cell>
          <table:table-cell office:value-type="float" office:value="0.000000000330206939601341" calcext:value-type="float">
            <text:p>3,30E-10</text:p>
          </table:table-cell>
          <table:table-cell office:value-type="float" office:value="0.000000000278391714176279" calcext:value-type="float">
            <text:p>2,78E-10</text:p>
          </table:table-cell>
          <table:table-cell office:value-type="float" office:value="0.000000000409604592117067" calcext:value-type="float">
            <text:p>4,10E-10</text:p>
          </table:table-cell>
          <table:table-cell table:number-columns-repeated="3"/>
          <table:table-cell table:formula="of:=[.$F39]/[.$C39]" office:value-type="percentage" office:value="0.0130217492592916" calcext:value-type="percentage">
            <text:p>1,30 %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SA</text:p>
          </table:table-cell>
          <table:table-cell office:value-type="float" office:value="0.00185731612657613" calcext:value-type="float">
            <text:p>1,86E-03</text:p>
          </table:table-cell>
          <table:table-cell office:value-type="float" office:value="0.00183961493280214" calcext:value-type="float">
            <text:p>1,84E-03</text:p>
          </table:table-cell>
          <table:table-cell office:value-type="float" office:value="0.00187769134490614" calcext:value-type="float">
            <text:p>1,88E-03</text:p>
          </table:table-cell>
          <table:table-cell office:value-type="float" office:value="0.0000754074887349352" calcext:value-type="float">
            <text:p>7,54E-05</text:p>
          </table:table-cell>
          <table:table-cell office:value-type="float" office:value="0.0000587660283364645" calcext:value-type="float">
            <text:p>5,88E-05</text:p>
          </table:table-cell>
          <table:table-cell office:value-type="float" office:value="0.000101285386030414" calcext:value-type="float">
            <text:p>1,01E-04</text:p>
          </table:table-cell>
          <table:table-cell table:number-columns-repeated="3"/>
          <table:table-cell table:formula="of:=[.$F40]/[.$C40]" office:value-type="percentage" office:value="0.040600244436549" calcext:value-type="percentage">
            <text:p>4,06 %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rt</text:p>
          </table:table-cell>
          <table:table-cell office:value-type="float" office:value="0.00308838557989718" calcext:value-type="float">
            <text:p>3,09E-03</text:p>
          </table:table-cell>
          <table:table-cell office:value-type="float" office:value="0.00307083797723753" calcext:value-type="float">
            <text:p>3,07E-03</text:p>
          </table:table-cell>
          <table:table-cell office:value-type="float" office:value="0.00311262374066388" calcext:value-type="float">
            <text:p>3,11E-03</text:p>
          </table:table-cell>
          <table:table-cell office:value-type="float" office:value="0.0000767087416348191" calcext:value-type="float">
            <text:p>7,67E-05</text:p>
          </table:table-cell>
          <table:table-cell office:value-type="float" office:value="0.0000598637006582154" calcext:value-type="float">
            <text:p>5,99E-05</text:p>
          </table:table-cell>
          <table:table-cell office:value-type="float" office:value="0.00011627871063277" calcext:value-type="float">
            <text:p>1,16E-04</text:p>
          </table:table-cell>
          <table:table-cell table:number-columns-repeated="3"/>
          <table:table-cell table:formula="of:=[.$F41]/[.$C41]" office:value-type="percentage" office:value="0.0248378123943232" calcext:value-type="percentage">
            <text:p>2,48 %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b</text:p>
          </table:table-cell>
          <table:table-cell office:value-type="float" office:value="0.00317392203046813" calcext:value-type="float">
            <text:p>3,17E-03</text:p>
          </table:table-cell>
          <table:table-cell office:value-type="float" office:value="0.00315044676567228" calcext:value-type="float">
            <text:p>3,15E-03</text:p>
          </table:table-cell>
          <table:table-cell office:value-type="float" office:value="0.00321830172992221" calcext:value-type="float">
            <text:p>3,22E-03</text:p>
          </table:table-cell>
          <table:table-cell office:value-type="float" office:value="0.000120346842276325" calcext:value-type="float">
            <text:p>1,20E-04</text:p>
          </table:table-cell>
          <table:table-cell office:value-type="float" office:value="0.0000806983459549873" calcext:value-type="float">
            <text:p>8,07E-05</text:p>
          </table:table-cell>
          <table:table-cell office:value-type="float" office:value="0.00018459747553754" calcext:value-type="float">
            <text:p>1,85E-04</text:p>
          </table:table-cell>
          <table:table-cell table:number-columns-repeated="3"/>
          <table:table-cell table:formula="of:=[.$F42]/[.$C42]" office:value-type="percentage" office:value="0.0379173908876945" calcext:value-type="percentage">
            <text:p>3,79 %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ens</text:p>
          </table:table-cell>
          <table:table-cell office:value-type="float" office:value="0.00336459780976832" calcext:value-type="float">
            <text:p>3,36E-03</text:p>
          </table:table-cell>
          <table:table-cell office:value-type="float" office:value="0.00333541430679749" calcext:value-type="float">
            <text:p>3,34E-03</text:p>
          </table:table-cell>
          <table:table-cell office:value-type="float" office:value="0.00340821307401927" calcext:value-type="float">
            <text:p>3,41E-03</text:p>
          </table:table-cell>
          <table:table-cell office:value-type="float" office:value="0.000132530305651291" calcext:value-type="float">
            <text:p>1,33E-04</text:p>
          </table:table-cell>
          <table:table-cell office:value-type="float" office:value="0.000103713670160899" calcext:value-type="float">
            <text:p>1,04E-04</text:p>
          </table:table-cell>
          <table:table-cell office:value-type="float" office:value="0.000191744870153303" calcext:value-type="float">
            <text:p>1,92E-04</text:p>
          </table:table-cell>
          <table:table-cell table:number-columns-repeated="3"/>
          <table:table-cell table:formula="of:=[.$F43]/[.$C43]" office:value-type="percentage" office:value="0.0393896427283286" calcext:value-type="percentage">
            <text:p>3,94 %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tTwice</text:p>
          </table:table-cell>
          <table:table-cell office:value-type="float" office:value="0.0000000492178712837663" calcext:value-type="float">
            <text:p>4,92E-08</text:p>
          </table:table-cell>
          <table:table-cell office:value-type="float" office:value="0.0000000490235769500204" calcext:value-type="float">
            <text:p>4,90E-08</text:p>
          </table:table-cell>
          <table:table-cell office:value-type="float" office:value="0.0000000495083288184018" calcext:value-type="float">
            <text:p>4,95E-08</text:p>
          </table:table-cell>
          <table:table-cell office:value-type="float" office:value="0.000000000865710775534549" calcext:value-type="float">
            <text:p>8,66E-10</text:p>
          </table:table-cell>
          <table:table-cell office:value-type="float" office:value="0.000000000677474964890887" calcext:value-type="float">
            <text:p>6,77E-10</text:p>
          </table:table-cell>
          <table:table-cell office:value-type="float" office:value="0.00000000114678803949055" calcext:value-type="float">
            <text:p>1,15E-09</text:p>
          </table:table-cell>
          <table:table-cell table:number-columns-repeated="3"/>
          <table:table-cell table:formula="of:=[.$F44]/[.$C44]" office:value-type="percentage" office:value="0.0175893583560996" calcext:value-type="percentage">
            <text:p>1,76 %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tALot</text:p>
          </table:table-cell>
          <table:table-cell office:value-type="float" office:value="0.000000468770598937739" calcext:value-type="float">
            <text:p>4,69E-07</text:p>
          </table:table-cell>
          <table:table-cell office:value-type="float" office:value="0.00000046612647566215" calcext:value-type="float">
            <text:p>4,66E-07</text:p>
          </table:table-cell>
          <table:table-cell office:value-type="float" office:value="0.000000471614669482253" calcext:value-type="float">
            <text:p>4,72E-07</text:p>
          </table:table-cell>
          <table:table-cell office:value-type="float" office:value="0.0000000109038964307328" calcext:value-type="float">
            <text:p>1,09E-08</text:p>
          </table:table-cell>
          <table:table-cell office:value-type="float" office:value="0.00000000895569200529941" calcext:value-type="float">
            <text:p>8,96E-09</text:p>
          </table:table-cell>
          <table:table-cell office:value-type="float" office:value="0.0000000136777640975086" calcext:value-type="float">
            <text:p>1,37E-08</text:p>
          </table:table-cell>
          <table:table-cell table:number-columns-repeated="3"/>
          <table:table-cell table:formula="of:=[.$F45]/[.$C45]" office:value-type="percentage" office:value="0.0232606235447395" calcext:value-type="percentage">
            <text:p>2,33 %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SA</text:p>
          </table:table-cell>
          <table:table-cell office:value-type="float" office:value="0.00205579887272264" calcext:value-type="float">
            <text:p>2,06E-03</text:p>
          </table:table-cell>
          <table:table-cell office:value-type="float" office:value="0.0020303134237853" calcext:value-type="float">
            <text:p>2,03E-03</text:p>
          </table:table-cell>
          <table:table-cell office:value-type="float" office:value="0.0021055453423591" calcext:value-type="float">
            <text:p>2,11E-03</text:p>
          </table:table-cell>
          <table:table-cell office:value-type="float" office:value="0.000134400341685538" calcext:value-type="float">
            <text:p>1,34E-04</text:p>
          </table:table-cell>
          <table:table-cell office:value-type="float" office:value="0.0000787098791711624" calcext:value-type="float">
            <text:p>7,87E-05</text:p>
          </table:table-cell>
          <table:table-cell office:value-type="float" office:value="0.000241474333374606" calcext:value-type="float">
            <text:p>2,41E-04</text:p>
          </table:table-cell>
          <table:table-cell table:number-columns-repeated="3"/>
          <table:table-cell table:formula="of:=[.$F46]/[.$C46]" office:value-type="percentage" office:value="0.0653762113934531" calcext:value-type="percentage">
            <text:p>6,54 %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rt</text:p>
          </table:table-cell>
          <table:table-cell office:value-type="float" office:value="0.00396039573982956" calcext:value-type="float">
            <text:p>3,96E-03</text:p>
          </table:table-cell>
          <table:table-cell office:value-type="float" office:value="0.00393070055894435" calcext:value-type="float">
            <text:p>3,93E-03</text:p>
          </table:table-cell>
          <table:table-cell office:value-type="float" office:value="0.00401039376504108" calcext:value-type="float">
            <text:p>4,01E-03</text:p>
          </table:table-cell>
          <table:table-cell office:value-type="float" office:value="0.000136336197251056" calcext:value-type="float">
            <text:p>1,36E-04</text:p>
          </table:table-cell>
          <table:table-cell office:value-type="float" office:value="0.0000969620983590218" calcext:value-type="float">
            <text:p>9,70E-05</text:p>
          </table:table-cell>
          <table:table-cell office:value-type="float" office:value="0.000221352564407202" calcext:value-type="float">
            <text:p>2,21E-04</text:p>
          </table:table-cell>
          <table:table-cell table:number-columns-repeated="3"/>
          <table:table-cell table:formula="of:=[.$F47]/[.$C47]" office:value-type="percentage" office:value="0.0344248924116163" calcext:value-type="percentage">
            <text:p>3,44 %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b</text:p>
          </table:table-cell>
          <table:table-cell office:value-type="float" office:value="0.00337076168469851" calcext:value-type="float">
            <text:p>3,37E-03</text:p>
          </table:table-cell>
          <table:table-cell office:value-type="float" office:value="0.00334948220968118" calcext:value-type="float">
            <text:p>3,35E-03</text:p>
          </table:table-cell>
          <table:table-cell office:value-type="float" office:value="0.00339570496055105" calcext:value-type="float">
            <text:p>3,40E-03</text:p>
          </table:table-cell>
          <table:table-cell office:value-type="float" office:value="0.0000897364582445817" calcext:value-type="float">
            <text:p>8,97E-05</text:p>
          </table:table-cell>
          <table:table-cell office:value-type="float" office:value="0.0000711770244343164" calcext:value-type="float">
            <text:p>7,12E-05</text:p>
          </table:table-cell>
          <table:table-cell office:value-type="float" office:value="0.000125717351765008" calcext:value-type="float">
            <text:p>1,26E-04</text:p>
          </table:table-cell>
          <table:table-cell table:number-columns-repeated="3"/>
          <table:table-cell table:formula="of:=[.$F48]/[.$C48]" office:value-type="percentage" office:value="0.0266220120668685" calcext:value-type="percentage">
            <text:p>2,66 %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ens</text:p>
          </table:table-cell>
          <table:table-cell office:value-type="float" office:value="0.00380729651302513" calcext:value-type="float">
            <text:p>3,81E-03</text:p>
          </table:table-cell>
          <table:table-cell office:value-type="float" office:value="0.00378989179392013" calcext:value-type="float">
            <text:p>3,79E-03</text:p>
          </table:table-cell>
          <table:table-cell office:value-type="float" office:value="0.00383448065911734" calcext:value-type="float">
            <text:p>3,83E-03</text:p>
          </table:table-cell>
          <table:table-cell office:value-type="float" office:value="0.0000775980897219689" calcext:value-type="float">
            <text:p>7,76E-05</text:p>
          </table:table-cell>
          <table:table-cell office:value-type="float" office:value="0.0000535046598778654" calcext:value-type="float">
            <text:p>5,35E-05</text:p>
          </table:table-cell>
          <table:table-cell office:value-type="float" office:value="0.000123366415185262" calcext:value-type="float">
            <text:p>1,23E-04</text:p>
          </table:table-cell>
          <table:table-cell table:number-columns-repeated="3"/>
          <table:table-cell table:formula="of:=[.$F49]/[.$C49]" office:value-type="percentage" office:value="0.0203814148586795" calcext:value-type="percentage">
            <text:p>2,04 %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tTwice</text:p>
          </table:table-cell>
          <table:table-cell office:value-type="float" office:value="0.0000000268388454472696" calcext:value-type="float">
            <text:p>2,68E-08</text:p>
          </table:table-cell>
          <table:table-cell office:value-type="float" office:value="0.0000000267529286596833" calcext:value-type="float">
            <text:p>2,68E-08</text:p>
          </table:table-cell>
          <table:table-cell office:value-type="float" office:value="0.0000000269276674459737" calcext:value-type="float">
            <text:p>2,69E-08</text:p>
          </table:table-cell>
          <table:table-cell office:value-type="float" office:value="0.000000000348528722763618" calcext:value-type="float">
            <text:p>3,49E-10</text:p>
          </table:table-cell>
          <table:table-cell office:value-type="float" office:value="0.000000000291048334732791" calcext:value-type="float">
            <text:p>2,91E-10</text:p>
          </table:table-cell>
          <table:table-cell office:value-type="float" office:value="0.000000000434446153788504" calcext:value-type="float">
            <text:p>4,34E-10</text:p>
          </table:table-cell>
          <table:table-cell table:number-columns-repeated="3"/>
          <table:table-cell table:formula="of:=[.$F50]/[.$C50]" office:value-type="percentage" office:value="0.0129859804680635" calcext:value-type="percentage">
            <text:p>1,30 %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NotALot</text:p>
          </table:table-cell>
          <table:table-cell office:value-type="float" office:value="0.0000000270788016211034" calcext:value-type="float">
            <text:p>2,71E-08</text:p>
          </table:table-cell>
          <table:table-cell office:value-type="float" office:value="0.0000000269796580782502" calcext:value-type="float">
            <text:p>2,70E-08</text:p>
          </table:table-cell>
          <table:table-cell office:value-type="float" office:value="0.0000000272309989010351" calcext:value-type="float">
            <text:p>2,72E-08</text:p>
          </table:table-cell>
          <table:table-cell office:value-type="float" office:value="0.000000000453692748419186" calcext:value-type="float">
            <text:p>4,54E-10</text:p>
          </table:table-cell>
          <table:table-cell office:value-type="float" office:value="0.000000000378854259027428" calcext:value-type="float">
            <text:p>3,79E-10</text:p>
          </table:table-cell>
          <table:table-cell office:value-type="float" office:value="0.000000000557304771641624" calcext:value-type="float">
            <text:p>5,57E-10</text:p>
          </table:table-cell>
          <table:table-cell table:number-columns-repeated="3"/>
          <table:table-cell table:formula="of:=[.$F51]/[.$C51]" office:value-type="percentage" office:value="0.0167545356979759" calcext:value-type="percentage">
            <text:p>1,68 %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SA</text:p>
          </table:table-cell>
          <table:table-cell office:value-type="float" office:value="0.000000114253320219187" calcext:value-type="float">
            <text:p>1,14E-07</text:p>
          </table:table-cell>
          <table:table-cell office:value-type="float" office:value="0.000000113663457025031" calcext:value-type="float">
            <text:p>1,14E-07</text:p>
          </table:table-cell>
          <table:table-cell office:value-type="float" office:value="0.000000114994809309687" calcext:value-type="float">
            <text:p>1,15E-07</text:p>
          </table:table-cell>
          <table:table-cell office:value-type="float" office:value="0.00000000249846802111948" calcext:value-type="float">
            <text:p>2,50E-09</text:p>
          </table:table-cell>
          <table:table-cell office:value-type="float" office:value="0.00000000204169309550766" calcext:value-type="float">
            <text:p>2,04E-09</text:p>
          </table:table-cell>
          <table:table-cell office:value-type="float" office:value="0.00000000322264689315957" calcext:value-type="float">
            <text:p>3,22E-09</text:p>
          </table:table-cell>
          <table:table-cell table:number-columns-repeated="3"/>
          <table:table-cell table:formula="of:=[.$F52]/[.$C52]" office:value-type="percentage" office:value="0.0218677935689426" calcext:value-type="percentage">
            <text:p>2,19 %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rt</text:p>
          </table:table-cell>
          <table:table-cell office:value-type="float" office:value="0.00321763471025231" calcext:value-type="float">
            <text:p>3,22E-03</text:p>
          </table:table-cell>
          <table:table-cell office:value-type="float" office:value="0.00318147957727698" calcext:value-type="float">
            <text:p>3,18E-03</text:p>
          </table:table-cell>
          <table:table-cell office:value-type="float" office:value="0.00328068464194487" calcext:value-type="float">
            <text:p>3,28E-03</text:p>
          </table:table-cell>
          <table:table-cell office:value-type="float" office:value="0.000182905270527297" calcext:value-type="float">
            <text:p>1,83E-04</text:p>
          </table:table-cell>
          <table:table-cell office:value-type="float" office:value="0.000129706032252988" calcext:value-type="float">
            <text:p>1,30E-04</text:p>
          </table:table-cell>
          <table:table-cell office:value-type="float" office:value="0.000267507175808116" calcext:value-type="float">
            <text:p>2,68E-04</text:p>
          </table:table-cell>
          <table:table-cell table:number-columns-repeated="3"/>
          <table:table-cell table:formula="of:=[.$F53]/[.$C53]" office:value-type="percentage" office:value="0.0568446349563884" calcext:value-type="percentage">
            <text:p>5,68 %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b</text:p>
          </table:table-cell>
          <table:table-cell office:value-type="float" office:value="0.0023119949819229" calcext:value-type="float">
            <text:p>2,31E-03</text:p>
          </table:table-cell>
          <table:table-cell office:value-type="float" office:value="0.00229106356481471" calcext:value-type="float">
            <text:p>2,29E-03</text:p>
          </table:table-cell>
          <table:table-cell office:value-type="float" office:value="0.00234503337918802" calcext:value-type="float">
            <text:p>2,35E-03</text:p>
          </table:table-cell>
          <table:table-cell office:value-type="float" office:value="0.000100440731850646" calcext:value-type="float">
            <text:p>1,00E-04</text:p>
          </table:table-cell>
          <table:table-cell office:value-type="float" office:value="0.0000772015159312581" calcext:value-type="float">
            <text:p>7,72E-05</text:p>
          </table:table-cell>
          <table:table-cell office:value-type="float" office:value="0.000144635189270187" calcext:value-type="float">
            <text:p>1,45E-04</text:p>
          </table:table-cell>
          <table:table-cell table:number-columns-repeated="3"/>
          <table:table-cell table:formula="of:=[.$F54]/[.$C54]" office:value-type="percentage" office:value="0.0434433174102778" calcext:value-type="percentage">
            <text:p>4,34 %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ens</text:p>
          </table:table-cell>
          <table:table-cell office:value-type="float" office:value="0.00305657938392892" calcext:value-type="float">
            <text:p>3,06E-03</text:p>
          </table:table-cell>
          <table:table-cell office:value-type="float" office:value="0.00303587328131423" calcext:value-type="float">
            <text:p>3,04E-03</text:p>
          </table:table-cell>
          <table:table-cell office:value-type="float" office:value="0.00308097730879581" calcext:value-type="float">
            <text:p>3,08E-03</text:p>
          </table:table-cell>
          <table:table-cell office:value-type="float" office:value="0.0000833746475449988" calcext:value-type="float">
            <text:p>8,34E-05</text:p>
          </table:table-cell>
          <table:table-cell office:value-type="float" office:value="0.0000654477567020557" calcext:value-type="float">
            <text:p>6,54E-05</text:p>
          </table:table-cell>
          <table:table-cell office:value-type="float" office:value="0.000119667428920777" calcext:value-type="float">
            <text:p>1,20E-04</text:p>
          </table:table-cell>
          <table:table-cell table:number-columns-repeated="3"/>
          <table:table-cell table:formula="of:=[.$F55]/[.$C55]" office:value-type="percentage" office:value="0.0272771085165893" calcext:value-type="percentage">
            <text:p>2,73 %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tTwice</text:p>
          </table:table-cell>
          <table:table-cell office:value-type="float" office:value="0.0000000419105424839202" calcext:value-type="float">
            <text:p>4,19E-08</text:p>
          </table:table-cell>
          <table:table-cell office:value-type="float" office:value="0.000000041640509615538" calcext:value-type="float">
            <text:p>4,16E-08</text:p>
          </table:table-cell>
          <table:table-cell office:value-type="float" office:value="0.0000000421952049325558" calcext:value-type="float">
            <text:p>4,22E-08</text:p>
          </table:table-cell>
          <table:table-cell office:value-type="float" office:value="0.00000000108913326618797" calcext:value-type="float">
            <text:p>1,09E-09</text:p>
          </table:table-cell>
          <table:table-cell office:value-type="float" office:value="0.000000000918207261970336" calcext:value-type="float">
            <text:p>9,18E-10</text:p>
          </table:table-cell>
          <table:table-cell office:value-type="float" office:value="0.00000000137304213841303" calcext:value-type="float">
            <text:p>1,37E-09</text:p>
          </table:table-cell>
          <table:table-cell table:number-columns-repeated="3"/>
          <table:table-cell table:formula="of:=[.$F56]/[.$C56]" office:value-type="percentage" office:value="0.0259870954093672" calcext:value-type="percentage">
            <text:p>2,60 %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tALot</text:p>
          </table:table-cell>
          <table:table-cell office:value-type="float" office:value="0.000000305548241373842" calcext:value-type="float">
            <text:p>3,06E-07</text:p>
          </table:table-cell>
          <table:table-cell office:value-type="float" office:value="0.000000303495317006652" calcext:value-type="float">
            <text:p>3,03E-07</text:p>
          </table:table-cell>
          <table:table-cell office:value-type="float" office:value="0.000000307872004058284" calcext:value-type="float">
            <text:p>3,08E-07</text:p>
          </table:table-cell>
          <table:table-cell office:value-type="float" office:value="0.0000000087336845600157" calcext:value-type="float">
            <text:p>8,73E-09</text:p>
          </table:table-cell>
          <table:table-cell office:value-type="float" office:value="0.00000000770095961399732" calcext:value-type="float">
            <text:p>7,70E-09</text:p>
          </table:table-cell>
          <table:table-cell office:value-type="float" office:value="0.00000000997967921956494" calcext:value-type="float">
            <text:p>9,98E-09</text:p>
          </table:table-cell>
          <table:table-cell table:number-columns-repeated="3"/>
          <table:table-cell table:formula="of:=[.$F57]/[.$C57]" office:value-type="percentage" office:value="0.0285836518670383" calcext:value-type="percentage">
            <text:p>2,86 %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SA</text:p>
          </table:table-cell>
          <table:table-cell office:value-type="float" office:value="0.000000113701555849967" calcext:value-type="float">
            <text:p>1,14E-07</text:p>
          </table:table-cell>
          <table:table-cell office:value-type="float" office:value="0.000000112211873238143" calcext:value-type="float">
            <text:p>1,12E-07</text:p>
          </table:table-cell>
          <table:table-cell office:value-type="float" office:value="0.000000115305180015596" calcext:value-type="float">
            <text:p>1,15E-07</text:p>
          </table:table-cell>
          <table:table-cell office:value-type="float" office:value="0.00000000623372536562104" calcext:value-type="float">
            <text:p>6,23E-09</text:p>
          </table:table-cell>
          <table:table-cell office:value-type="float" office:value="0.00000000475512549484576" calcext:value-type="float">
            <text:p>4,76E-09</text:p>
          </table:table-cell>
          <table:table-cell office:value-type="float" office:value="0.00000000825037349672077" calcext:value-type="float">
            <text:p>8,25E-09</text:p>
          </table:table-cell>
          <table:table-cell table:number-columns-repeated="3"/>
          <table:table-cell table:formula="of:=[.$F58]/[.$C58]" office:value-type="percentage" office:value="0.0548253303925467" calcext:value-type="percentage">
            <text:p>5,48 %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t</text:p>
          </table:table-cell>
          <table:table-cell office:value-type="float" office:value="0.00353082563707179" calcext:value-type="float">
            <text:p>3,53E-03</text:p>
          </table:table-cell>
          <table:table-cell office:value-type="float" office:value="0.00350618244248979" calcext:value-type="float">
            <text:p>3,51E-03</text:p>
          </table:table-cell>
          <table:table-cell office:value-type="float" office:value="0.00356499211986608" calcext:value-type="float">
            <text:p>3,56E-03</text:p>
          </table:table-cell>
          <table:table-cell office:value-type="float" office:value="0.000104147469879546" calcext:value-type="float">
            <text:p>1,04E-04</text:p>
          </table:table-cell>
          <table:table-cell office:value-type="float" office:value="0.000085158226003808" calcext:value-type="float">
            <text:p>8,52E-05</text:p>
          </table:table-cell>
          <table:table-cell office:value-type="float" office:value="0.000141718408898728" calcext:value-type="float">
            <text:p>1,42E-04</text:p>
          </table:table-cell>
          <table:table-cell table:number-columns-repeated="3"/>
          <table:table-cell table:formula="of:=[.$F59]/[.$C59]" office:value-type="percentage" office:value="0.0294966335312775" calcext:value-type="percentage">
            <text:p>2,95 %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b</text:p>
          </table:table-cell>
          <table:table-cell office:value-type="float" office:value="0.00222913316975487" calcext:value-type="float">
            <text:p>2,23E-03</text:p>
          </table:table-cell>
          <table:table-cell office:value-type="float" office:value="0.00221609095377534" calcext:value-type="float">
            <text:p>2,22E-03</text:p>
          </table:table-cell>
          <table:table-cell office:value-type="float" office:value="0.00224875014925663" calcext:value-type="float">
            <text:p>2,25E-03</text:p>
          </table:table-cell>
          <table:table-cell office:value-type="float" office:value="0.0000603864671854697" calcext:value-type="float">
            <text:p>6,04E-05</text:p>
          </table:table-cell>
          <table:table-cell office:value-type="float" office:value="0.0000485294248310315" calcext:value-type="float">
            <text:p>4,85E-05</text:p>
          </table:table-cell>
          <table:table-cell office:value-type="float" office:value="0.0000835240293449042" calcext:value-type="float">
            <text:p>8,35E-05</text:p>
          </table:table-cell>
          <table:table-cell table:number-columns-repeated="3"/>
          <table:table-cell table:formula="of:=[.$F60]/[.$C60]" office:value-type="percentage" office:value="0.0270896633744453" calcext:value-type="percentage">
            <text:p>2,71 %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ens</text:p>
          </table:table-cell>
          <table:table-cell office:value-type="float" office:value="0.00305885413719395" calcext:value-type="float">
            <text:p>3,06E-03</text:p>
          </table:table-cell>
          <table:table-cell office:value-type="float" office:value="0.00304235315170226" calcext:value-type="float">
            <text:p>3,04E-03</text:p>
          </table:table-cell>
          <table:table-cell office:value-type="float" office:value="0.00308815295597885" calcext:value-type="float">
            <text:p>3,09E-03</text:p>
          </table:table-cell>
          <table:table-cell office:value-type="float" office:value="0.0000777266937537375" calcext:value-type="float">
            <text:p>7,77E-05</text:p>
          </table:table-cell>
          <table:table-cell office:value-type="float" office:value="0.0000486403784925901" calcext:value-type="float">
            <text:p>4,86E-05</text:p>
          </table:table-cell>
          <table:table-cell office:value-type="float" office:value="0.000133050737382842" calcext:value-type="float">
            <text:p>1,33E-04</text:p>
          </table:table-cell>
          <table:table-cell table:number-columns-repeated="3"/>
          <table:table-cell table:formula="of:=[.$F61]/[.$C61]" office:value-type="percentage" office:value="0.0254103956146926" calcext:value-type="percentage">
            <text:p>2,54 %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tTwice</text:p>
          </table:table-cell>
          <table:table-cell office:value-type="float" office:value="0.0000000268382682333321" calcext:value-type="float">
            <text:p>2,68E-08</text:p>
          </table:table-cell>
          <table:table-cell office:value-type="float" office:value="0.000000026754603110352" calcext:value-type="float">
            <text:p>2,68E-08</text:p>
          </table:table-cell>
          <table:table-cell office:value-type="float" office:value="0.0000000269211284762" calcext:value-type="float">
            <text:p>2,69E-08</text:p>
          </table:table-cell>
          <table:table-cell office:value-type="float" office:value="0.000000000334150529733146" calcext:value-type="float">
            <text:p>3,34E-10</text:p>
          </table:table-cell>
          <table:table-cell office:value-type="float" office:value="0.000000000284869984380555" calcext:value-type="float">
            <text:p>2,85E-10</text:p>
          </table:table-cell>
          <table:table-cell office:value-type="float" office:value="0.000000000400029022538862" calcext:value-type="float">
            <text:p>4,00E-10</text:p>
          </table:table-cell>
          <table:table-cell table:number-columns-repeated="3"/>
          <table:table-cell table:formula="of:=[.$F62]/[.$C62]" office:value-type="percentage" office:value="0.0124505250051173" calcext:value-type="percentage">
            <text:p>1,25 %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tALot</text:p>
          </table:table-cell>
          <table:table-cell office:value-type="float" office:value="0.0000000268646942513175" calcext:value-type="float">
            <text:p>2,69E-08</text:p>
          </table:table-cell>
          <table:table-cell office:value-type="float" office:value="0.0000000267907303952219" calcext:value-type="float">
            <text:p>2,68E-08</text:p>
          </table:table-cell>
          <table:table-cell office:value-type="float" office:value="0.0000000269557480841344" calcext:value-type="float">
            <text:p>2,70E-08</text:p>
          </table:table-cell>
          <table:table-cell office:value-type="float" office:value="0.000000000336632004726293" calcext:value-type="float">
            <text:p>3,37E-10</text:p>
          </table:table-cell>
          <table:table-cell office:value-type="float" office:value="0.000000000274863896623057" calcext:value-type="float">
            <text:p>2,75E-10</text:p>
          </table:table-cell>
          <table:table-cell office:value-type="float" office:value="0.000000000432428631584733" calcext:value-type="float">
            <text:p>4,32E-10</text:p>
          </table:table-cell>
          <table:table-cell table:number-columns-repeated="3"/>
          <table:table-cell table:formula="of:=[.$F63]/[.$C63]" office:value-type="percentage" office:value="0.0125306471600653" calcext:value-type="percentage">
            <text:p>1,25 %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SA</text:p>
          </table:table-cell>
          <table:table-cell office:value-type="float" office:value="0.000000113080817764657" calcext:value-type="float">
            <text:p>1,13E-07</text:p>
          </table:table-cell>
          <table:table-cell office:value-type="float" office:value="0.000000112314309330765" calcext:value-type="float">
            <text:p>1,12E-07</text:p>
          </table:table-cell>
          <table:table-cell office:value-type="float" office:value="0.000000113997925107318" calcext:value-type="float">
            <text:p>1,14E-07</text:p>
          </table:table-cell>
          <table:table-cell office:value-type="float" office:value="0.00000000331590007950672" calcext:value-type="float">
            <text:p>3,32E-09</text:p>
          </table:table-cell>
          <table:table-cell office:value-type="float" office:value="0.00000000251948266036218" calcext:value-type="float">
            <text:p>2,52E-09</text:p>
          </table:table-cell>
          <table:table-cell office:value-type="float" office:value="0.00000000429963648645749" calcext:value-type="float">
            <text:p>4,30E-09</text:p>
          </table:table-cell>
          <table:table-cell table:number-columns-repeated="3"/>
          <table:table-cell table:formula="of:=[.$F64]/[.$C64]" office:value-type="percentage" office:value="0.029323276441171" calcext:value-type="percentage">
            <text:p>2,93 %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rt</text:p>
          </table:table-cell>
          <table:table-cell office:value-type="float" office:value="0.00311374407831967" calcext:value-type="float">
            <text:p>3,11E-03</text:p>
          </table:table-cell>
          <table:table-cell office:value-type="float" office:value="0.00309292943562864" calcext:value-type="float">
            <text:p>3,09E-03</text:p>
          </table:table-cell>
          <table:table-cell office:value-type="float" office:value="0.00314341765357136" calcext:value-type="float">
            <text:p>3,14E-03</text:p>
          </table:table-cell>
          <table:table-cell office:value-type="float" office:value="0.0000908620097978855" calcext:value-type="float">
            <text:p>9,09E-05</text:p>
          </table:table-cell>
          <table:table-cell office:value-type="float" office:value="0.0000602571573456979" calcext:value-type="float">
            <text:p>6,03E-05</text:p>
          </table:table-cell>
          <table:table-cell office:value-type="float" office:value="0.000165878945398693" calcext:value-type="float">
            <text:p>1,66E-04</text:p>
          </table:table-cell>
          <table:table-cell table:number-columns-repeated="3"/>
          <table:table-cell table:formula="of:=[.$F65]/[.$C65]" office:value-type="percentage" office:value="0.0291809498508686" calcext:value-type="percentage">
            <text:p>2,92 %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b</text:p>
          </table:table-cell>
          <table:table-cell office:value-type="float" office:value="0.00225501440115555" calcext:value-type="float">
            <text:p>2,26E-03</text:p>
          </table:table-cell>
          <table:table-cell office:value-type="float" office:value="0.00224110999341408" calcext:value-type="float">
            <text:p>2,24E-03</text:p>
          </table:table-cell>
          <table:table-cell office:value-type="float" office:value="0.00227697756622558" calcext:value-type="float">
            <text:p>2,28E-03</text:p>
          </table:table-cell>
          <table:table-cell office:value-type="float" office:value="0.0000658266486085251" calcext:value-type="float">
            <text:p>6,58E-05</text:p>
          </table:table-cell>
          <table:table-cell office:value-type="float" office:value="0.0000459867945758077" calcext:value-type="float">
            <text:p>4,60E-05</text:p>
          </table:table-cell>
          <table:table-cell office:value-type="float" office:value="0.000110105041757736" calcext:value-type="float">
            <text:p>1,10E-04</text:p>
          </table:table-cell>
          <table:table-cell table:number-columns-repeated="3"/>
          <table:table-cell table:formula="of:=[.$F66]/[.$C66]" office:value-type="percentage" office:value="0.029191232027074" calcext:value-type="percentage">
            <text:p>2,92 %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ens</text:p>
          </table:table-cell>
          <table:table-cell office:value-type="float" office:value="0.0029612962275615" calcext:value-type="float">
            <text:p>2,96E-03</text:p>
          </table:table-cell>
          <table:table-cell office:value-type="float" office:value="0.00290507862333298" calcext:value-type="float">
            <text:p>2,91E-03</text:p>
          </table:table-cell>
          <table:table-cell office:value-type="float" office:value="0.00309658962625635" calcext:value-type="float">
            <text:p>3,10E-03</text:p>
          </table:table-cell>
          <table:table-cell office:value-type="float" office:value="0.000306041407118639" calcext:value-type="float">
            <text:p>3,06E-04</text:p>
          </table:table-cell>
          <table:table-cell office:value-type="float" office:value="0.000174687029960404" calcext:value-type="float">
            <text:p>1,75E-04</text:p>
          </table:table-cell>
          <table:table-cell office:value-type="float" office:value="0.00056642338709883" calcext:value-type="float">
            <text:p>5,66E-04</text:p>
          </table:table-cell>
          <table:table-cell table:number-columns-repeated="3"/>
          <table:table-cell table:formula="of:=[.$F67]/[.$C67]" office:value-type="percentage" office:value="0.103347110049389" calcext:value-type="percentage">
            <text:p>10,33 %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Twice</text:p>
          </table:table-cell>
          <table:table-cell office:value-type="float" office:value="0.0000000254850554300105" calcext:value-type="float">
            <text:p>2,55E-08</text:p>
          </table:table-cell>
          <table:table-cell office:value-type="float" office:value="0.0000000254211178643274" calcext:value-type="float">
            <text:p>2,54E-08</text:p>
          </table:table-cell>
          <table:table-cell office:value-type="float" office:value="0.0000000255475616683364" calcext:value-type="float">
            <text:p>2,55E-08</text:p>
          </table:table-cell>
          <table:table-cell office:value-type="float" office:value="0.000000000248841203890539" calcext:value-type="float">
            <text:p>2,49E-10</text:p>
          </table:table-cell>
          <table:table-cell office:value-type="float" office:value="0.000000000203390786570214" calcext:value-type="float">
            <text:p>2,03E-10</text:p>
          </table:table-cell>
          <table:table-cell office:value-type="float" office:value="0.000000000318531079082183" calcext:value-type="float">
            <text:p>3,19E-10</text:p>
          </table:table-cell>
          <table:table-cell table:number-columns-repeated="3"/>
          <table:table-cell table:formula="of:=[.$F68]/[.$C68]" office:value-type="percentage" office:value="0.00976420100689718" calcext:value-type="percentage">
            <text:p>0,98 %</text:p>
          </table:table-cell>
          <table:table-cell table:style-name="ce2" table:formula="of:=1-[.$C68]/[.$C74]" office:value-type="percentage" office:value="0.26351667527056" calcext:value-type="percentage">
            <text:p>26,35 %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ALot</text:p>
          </table:table-cell>
          <table:table-cell office:value-type="float" office:value="0.0000000259658786016582" calcext:value-type="float">
            <text:p>2,60E-08</text:p>
          </table:table-cell>
          <table:table-cell office:value-type="float" office:value="0.0000000258169959448731" calcext:value-type="float">
            <text:p>2,58E-08</text:p>
          </table:table-cell>
          <table:table-cell office:value-type="float" office:value="0.0000000261680495530135" calcext:value-type="float">
            <text:p>2,62E-08</text:p>
          </table:table-cell>
          <table:table-cell office:value-type="float" office:value="0.00000000067162030168745" calcext:value-type="float">
            <text:p>6,72E-10</text:p>
          </table:table-cell>
          <table:table-cell office:value-type="float" office:value="0.000000000512379360106296" calcext:value-type="float">
            <text:p>5,12E-10</text:p>
          </table:table-cell>
          <table:table-cell office:value-type="float" office:value="0.00000000105316520099574" calcext:value-type="float">
            <text:p>1,05E-09</text:p>
          </table:table-cell>
          <table:table-cell table:number-columns-repeated="3"/>
          <table:table-cell table:formula="of:=[.$F69]/[.$C69]" office:value-type="percentage" office:value="0.0258654949439901" calcext:value-type="percentage">
            <text:p>2,59 %</text:p>
          </table:table-cell>
          <table:table-cell table:style-name="ce2" table:formula="of:=1-[.$C69]/[.$C75]" office:value-type="percentage" office:value="0.892436889397041" calcext:value-type="percentage">
            <text:p>89,24 %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A</text:p>
          </table:table-cell>
          <table:table-cell office:value-type="float" office:value="0.00000010774676065885" calcext:value-type="float">
            <text:p>1,08E-07</text:p>
          </table:table-cell>
          <table:table-cell office:value-type="float" office:value="0.000000107343692596467" calcext:value-type="float">
            <text:p>1,07E-07</text:p>
          </table:table-cell>
          <table:table-cell office:value-type="float" office:value="0.000000108457719780425" calcext:value-type="float">
            <text:p>1,08E-07</text:p>
          </table:table-cell>
          <table:table-cell office:value-type="float" office:value="0.00000000196638169328552" calcext:value-type="float">
            <text:p>1,97E-09</text:p>
          </table:table-cell>
          <table:table-cell office:value-type="float" office:value="0.000000001369230573505" calcext:value-type="float">
            <text:p>1,37E-09</text:p>
          </table:table-cell>
          <table:table-cell office:value-type="float" office:value="0.00000000338559023529395" calcext:value-type="float">
            <text:p>3,39E-09</text:p>
          </table:table-cell>
          <table:table-cell table:number-columns-repeated="3"/>
          <table:table-cell table:formula="of:=[.$F70]/[.$C70]" office:value-type="percentage" office:value="0.0182500307318892" calcext:value-type="percentage">
            <text:p>1,83 %</text:p>
          </table:table-cell>
          <table:table-cell table:style-name="ce2" table:formula="of:=1-[.$C70]/[.$C76]" office:value-type="percentage" office:value="-0.235429836334203" calcext:value-type="percentage">
            <text:p>-23,54 %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rt</text:p>
          </table:table-cell>
          <table:table-cell office:value-type="float" office:value="0.00294376695712094" calcext:value-type="float">
            <text:p>2,94E-03</text:p>
          </table:table-cell>
          <table:table-cell office:value-type="float" office:value="0.00292977024920881" calcext:value-type="float">
            <text:p>2,93E-03</text:p>
          </table:table-cell>
          <table:table-cell office:value-type="float" office:value="0.00296365420087634" calcext:value-type="float">
            <text:p>2,96E-03</text:p>
          </table:table-cell>
          <table:table-cell office:value-type="float" office:value="0.0000588699451816405" calcext:value-type="float">
            <text:p>5,89E-05</text:p>
          </table:table-cell>
          <table:table-cell office:value-type="float" office:value="0.000047936503129988" calcext:value-type="float">
            <text:p>4,79E-05</text:p>
          </table:table-cell>
          <table:table-cell office:value-type="float" office:value="0.0000868764350968752" calcext:value-type="float">
            <text:p>8,69E-05</text:p>
          </table:table-cell>
          <table:table-cell table:number-columns-repeated="3"/>
          <table:table-cell table:formula="of:=[.$F71]/[.$C71]" office:value-type="percentage" office:value="0.0199981676671908" calcext:value-type="percentage">
            <text:p>2,00 %</text:p>
          </table:table-cell>
          <table:table-cell table:style-name="ce2" table:formula="of:=1-[.$C71]/[.$C77]" office:value-type="percentage" office:value="-0.269060715563609" calcext:value-type="percentage">
            <text:p>-26,91 %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b</text:p>
          </table:table-cell>
          <table:table-cell office:value-type="float" office:value="0.00220327911901587" calcext:value-type="float">
            <text:p>2,20E-03</text:p>
          </table:table-cell>
          <table:table-cell office:value-type="float" office:value="0.00217755891433189" calcext:value-type="float">
            <text:p>2,18E-03</text:p>
          </table:table-cell>
          <table:table-cell office:value-type="float" office:value="0.00225145041013059" calcext:value-type="float">
            <text:p>2,25E-03</text:p>
          </table:table-cell>
          <table:table-cell office:value-type="float" office:value="0.000131275016452121" calcext:value-type="float">
            <text:p>1,31E-04</text:p>
          </table:table-cell>
          <table:table-cell office:value-type="float" office:value="0.0000913676975277236" calcext:value-type="float">
            <text:p>9,14E-05</text:p>
          </table:table-cell>
          <table:table-cell office:value-type="float" office:value="0.000220103769977443" calcext:value-type="float">
            <text:p>2,20E-04</text:p>
          </table:table-cell>
          <table:table-cell table:number-columns-repeated="3"/>
          <table:table-cell table:formula="of:=[.$F72]/[.$C72]" office:value-type="percentage" office:value="0.059581655051838" calcext:value-type="percentage">
            <text:p>5,96 %</text:p>
          </table:table-cell>
          <table:table-cell table:style-name="ce2" table:formula="of:=1-[.$C72]/[.$C78]" office:value-type="percentage" office:value="-0.292439879344971" calcext:value-type="percentage">
            <text:p>-29,24 %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ens</text:p>
          </table:table-cell>
          <table:table-cell office:value-type="float" office:value="0.00287981067907786" calcext:value-type="float">
            <text:p>2,88E-03</text:p>
          </table:table-cell>
          <table:table-cell office:value-type="float" office:value="0.00286400028134108" calcext:value-type="float">
            <text:p>2,86E-03</text:p>
          </table:table-cell>
          <table:table-cell office:value-type="float" office:value="0.00290911101785815" calcext:value-type="float">
            <text:p>2,91E-03</text:p>
          </table:table-cell>
          <table:table-cell office:value-type="float" office:value="0.0000743494775377055" calcext:value-type="float">
            <text:p>7,43E-05</text:p>
          </table:table-cell>
          <table:table-cell office:value-type="float" office:value="0.000051102033557499" calcext:value-type="float">
            <text:p>5,11E-05</text:p>
          </table:table-cell>
          <table:table-cell office:value-type="float" office:value="0.000125313236273621" calcext:value-type="float">
            <text:p>1,25E-04</text:p>
          </table:table-cell>
          <table:table-cell table:number-columns-repeated="3"/>
          <table:table-cell table:formula="of:=[.$F73]/[.$C73]" office:value-type="percentage" office:value="0.025817487961227" calcext:value-type="percentage">
            <text:p>2,58 %</text:p>
          </table:table-cell>
          <table:table-cell table:style-name="ce2" table:formula="of:=1-[.$C73]/[.$C79]" office:value-type="percentage" office:value="-0.164353608392046" calcext:value-type="percentage">
            <text:p>-16,44 %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tTwice</text:p>
          </table:table-cell>
          <table:table-cell table:style-name="ce4" office:value-type="float" office:value="0.0000000346037100559919" calcext:value-type="float">
            <text:p>3,460E-08</text:p>
          </table:table-cell>
          <table:table-cell office:value-type="float" office:value="0.0000000344625090721504" calcext:value-type="float">
            <text:p>3,45E-08</text:p>
          </table:table-cell>
          <table:table-cell office:value-type="float" office:value="0.0000000347432649749588" calcext:value-type="float">
            <text:p>3,47E-08</text:p>
          </table:table-cell>
          <table:table-cell office:value-type="float" office:value="0.000000000546875138055553" calcext:value-type="float">
            <text:p>5,47E-10</text:p>
          </table:table-cell>
          <table:table-cell office:value-type="float" office:value="0.000000000456398127631713" calcext:value-type="float">
            <text:p>4,56E-10</text:p>
          </table:table-cell>
          <table:table-cell office:value-type="float" office:value="0.000000000704468219284403" calcext:value-type="float">
            <text:p>7,04E-10</text:p>
          </table:table-cell>
          <table:table-cell table:style-name="Default" table:number-columns-repeated="3"/>
          <table:table-cell table:formula="of:=[.$F74]/[.$C74]" office:value-type="percentage" office:value="0.0158039452177428" calcext:value-type="percentage">
            <text:p>1,58 %</text:p>
          </table:table-cell>
          <table:table-cell table:style-name="ce2" table:formula="of:=1-[.$C14]/[.$C74]" office:value-type="percentage" office:value="-0.507358885373584" calcext:value-type="percentage">
            <text:p>-50,74 %</text:p>
          </table:table-cell>
          <table:table-cell table:style-name="ce2" table:formula="of:=SQRT(([.$F74]/[.$C74]*[.$F74]/[.$C74])+([.$F14]/[.$C14]*[.$F14]/[.$C14]))" office:value-type="percentage" office:value="0.0244841408635596" calcext:value-type="percentage">
            <text:p>2,45 %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tALot</text:p>
          </table:table-cell>
          <table:table-cell table:style-name="ce6" office:value-type="float" office:value="0.000000241401335979436" calcext:value-type="float">
            <text:p>2,4140E-07</text:p>
          </table:table-cell>
          <table:table-cell office:value-type="float" office:value="0.000000240529496482824" calcext:value-type="float">
            <text:p>2,41E-07</text:p>
          </table:table-cell>
          <table:table-cell office:value-type="float" office:value="0.000000242488324518694" calcext:value-type="float">
            <text:p>2,42E-07</text:p>
          </table:table-cell>
          <table:table-cell office:value-type="float" office:value="0.0000000039589935102129" calcext:value-type="float">
            <text:p>3,96E-09</text:p>
          </table:table-cell>
          <table:table-cell office:value-type="float" office:value="0.00000000336057830028105" calcext:value-type="float">
            <text:p>3,36E-09</text:p>
          </table:table-cell>
          <table:table-cell office:value-type="float" office:value="0.00000000486565417144215" calcext:value-type="float">
            <text:p>4,87E-09</text:p>
          </table:table-cell>
          <table:table-cell table:style-name="Default" table:number-columns-repeated="3"/>
          <table:table-cell table:formula="of:=[.$F75]/[.$C75]" office:value-type="percentage" office:value="0.0164000480533801" calcext:value-type="percentage">
            <text:p>1,64 %</text:p>
          </table:table-cell>
          <table:table-cell table:style-name="ce2" table:formula="of:=1-[.$C15]/[.$C75]" office:value-type="percentage" office:value="-0.729741962688262" calcext:value-type="percentage">
            <text:p>-72,97 %</text:p>
          </table:table-cell>
          <table:table-cell table:style-name="ce2" table:formula="of:=SQRT(([.$F75]/[.$C75]*[.$F75]/[.$C75])+([.$F15]/[.$C15]*[.$F15]/[.$C15]))" office:value-type="percentage" office:value="0.0213781268282004" calcext:value-type="percentage">
            <text:p>2,14 %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SA</text:p>
          </table:table-cell>
          <table:table-cell table:style-name="ce4" office:value-type="float" office:value="0.0000000872139861690233" calcext:value-type="float">
            <text:p>8,721E-08</text:p>
          </table:table-cell>
          <table:table-cell office:value-type="float" office:value="0.0000000864309010358833" calcext:value-type="float">
            <text:p>8,64E-08</text:p>
          </table:table-cell>
          <table:table-cell office:value-type="float" office:value="0.0000000881373713288484" calcext:value-type="float">
            <text:p>8,81E-08</text:p>
          </table:table-cell>
          <table:table-cell office:value-type="float" office:value="0.00000000338835779716711" calcext:value-type="float">
            <text:p>3,39E-09</text:p>
          </table:table-cell>
          <table:table-cell office:value-type="float" office:value="0.00000000274997603602332" calcext:value-type="float">
            <text:p>2,75E-09</text:p>
          </table:table-cell>
          <table:table-cell office:value-type="float" office:value="0.00000000451295783326818" calcext:value-type="float">
            <text:p>4,51E-09</text:p>
          </table:table-cell>
          <table:table-cell table:style-name="Default" table:number-columns-repeated="3"/>
          <table:table-cell table:formula="of:=[.$F76]/[.$C76]" office:value-type="percentage" office:value="0.0388510827907851" calcext:value-type="percentage">
            <text:p>3,89 %</text:p>
          </table:table-cell>
          <table:table-cell table:style-name="ce2" table:formula="of:=1-[.$C16]/[.$C76]" office:value-type="percentage" office:value="-0.575420744484836" calcext:value-type="percentage">
            <text:p>-57,54 %</text:p>
          </table:table-cell>
          <table:table-cell table:style-name="ce2" table:formula="of:=SQRT(([.$F76]/[.$C76]*[.$F76]/[.$C76])+([.$F16]/[.$C16]*[.$F16]/[.$C16]))" office:value-type="percentage" office:value="0.0429244097562814" calcext:value-type="percentage">
            <text:p>4,29 %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rt</text:p>
          </table:table-cell>
          <table:table-cell office:value-type="float" office:value="0.00231964233154406" calcext:value-type="float">
            <text:p>2,32E-03</text:p>
          </table:table-cell>
          <table:table-cell office:value-type="float" office:value="0.00230361945896286" calcext:value-type="float">
            <text:p>2,30E-03</text:p>
          </table:table-cell>
          <table:table-cell office:value-type="float" office:value="0.00233928205055212" calcext:value-type="float">
            <text:p>2,34E-03</text:p>
          </table:table-cell>
          <table:table-cell office:value-type="float" office:value="0.0000668633817961918" calcext:value-type="float">
            <text:p>6,69E-05</text:p>
          </table:table-cell>
          <table:table-cell office:value-type="float" office:value="0.0000563035323690961" calcext:value-type="float">
            <text:p>5,63E-05</text:p>
          </table:table-cell>
          <table:table-cell office:value-type="float" office:value="0.0000845257664290454" calcext:value-type="float">
            <text:p>8,45E-05</text:p>
          </table:table-cell>
          <table:table-cell table:style-name="Default" table:number-columns-repeated="3"/>
          <table:table-cell table:formula="of:=[.$F77]/[.$C77]" office:value-type="percentage" office:value="0.0288248670439139" calcext:value-type="percentage">
            <text:p>2,88 %</text:p>
          </table:table-cell>
          <table:table-cell table:style-name="ce2" table:formula="of:=1-[.$C17]/[.$C77]" office:value-type="percentage" office:value="-0.783405631928044" calcext:value-type="percentage">
            <text:p>-78,34 %</text:p>
          </table:table-cell>
          <table:table-cell table:style-name="ce2" table:formula="of:=SQRT(([.$F77]/[.$C77]*[.$F77]/[.$C77])+([.$F17]/[.$C17]*[.$F17]/[.$C17]))" office:value-type="percentage" office:value="0.0431766787004285" calcext:value-type="percentage">
            <text:p>4,32 %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b</text:p>
          </table:table-cell>
          <table:table-cell office:value-type="float" office:value="0.00170474399175343" calcext:value-type="float">
            <text:p>1,70E-03</text:p>
          </table:table-cell>
          <table:table-cell office:value-type="float" office:value="0.00169410670672536" calcext:value-type="float">
            <text:p>1,69E-03</text:p>
          </table:table-cell>
          <table:table-cell office:value-type="float" office:value="0.0017212741078074" calcext:value-type="float">
            <text:p>1,72E-03</text:p>
          </table:table-cell>
          <table:table-cell office:value-type="float" office:value="0.0000507653822770039" calcext:value-type="float">
            <text:p>5,08E-05</text:p>
          </table:table-cell>
          <table:table-cell office:value-type="float" office:value="0.0000386023271226238" calcext:value-type="float">
            <text:p>3,86E-05</text:p>
          </table:table-cell>
          <table:table-cell office:value-type="float" office:value="0.0000685067210782191" calcext:value-type="float">
            <text:p>6,85E-05</text:p>
          </table:table-cell>
          <table:table-cell table:style-name="Default" table:number-columns-repeated="3"/>
          <table:table-cell table:formula="of:=[.$F78]/[.$C78]" office:value-type="percentage" office:value="0.0297788891015763" calcext:value-type="percentage">
            <text:p>2,98 %</text:p>
          </table:table-cell>
          <table:table-cell table:style-name="ce2" table:formula="of:=1-[.$C18]/[.$C78]" office:value-type="percentage" office:value="-0.614722659635423" calcext:value-type="percentage">
            <text:p>-61,47 %</text:p>
          </table:table-cell>
          <table:table-cell table:style-name="ce2" table:formula="of:=SQRT(([.$F78]/[.$C78]*[.$F78]/[.$C78])+([.$F18]/[.$C18]*[.$F18]/[.$C18]))" office:value-type="percentage" office:value="0.0669431571543619" calcext:value-type="percentage">
            <text:p>6,69 %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eens</text:p>
          </table:table-cell>
          <table:table-cell office:value-type="float" office:value="0.00247331279632038" calcext:value-type="float">
            <text:p>2,47E-03</text:p>
          </table:table-cell>
          <table:table-cell office:value-type="float" office:value="0.00245348109099719" calcext:value-type="float">
            <text:p>2,45E-03</text:p>
          </table:table-cell>
          <table:table-cell office:value-type="float" office:value="0.00249788148854941" calcext:value-type="float">
            <text:p>2,50E-03</text:p>
          </table:table-cell>
          <table:table-cell office:value-type="float" office:value="0.0000873814491534032" calcext:value-type="float">
            <text:p>8,74E-05</text:p>
          </table:table-cell>
          <table:table-cell office:value-type="float" office:value="0.0000666672828825356" calcext:value-type="float">
            <text:p>6,67E-05</text:p>
          </table:table-cell>
          <table:table-cell office:value-type="float" office:value="0.000123960613232484" calcext:value-type="float">
            <text:p>1,24E-04</text:p>
          </table:table-cell>
          <table:table-cell table:style-name="Default" table:number-columns-repeated="3"/>
          <table:table-cell table:formula="of:=[.$F79]/[.$C79]" office:value-type="percentage" office:value="0.0353297202373283" calcext:value-type="percentage">
            <text:p>3,53 %</text:p>
          </table:table-cell>
          <table:table-cell table:style-name="ce2" table:formula="of:=1-[.$C19]/[.$C79]" office:value-type="percentage" office:value="-0.554767984519471" calcext:value-type="percentage">
            <text:p>-55,48 %</text:p>
          </table:table-cell>
          <table:table-cell table:style-name="ce2" table:formula="of:=SQRT(([.$F79]/[.$C79]*[.$F79]/[.$C79])+([.$F19]/[.$C19]*[.$F19]/[.$C19]))" office:value-type="percentage" office:value="0.0395176789945441" calcext:value-type="percentage">
            <text:p>3,95 %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8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01:14:00.4390941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4T18:52:17.794571189</dc:date>
    <meta:editing-duration>P2DT12H54M23S</meta:editing-duration>
    <meta:editing-cycles>5</meta:editing-cycles>
    <meta:generator>LibreOffice/6.4.7.2$Linux_X86_64 LibreOffice_project/40$Build-2</meta:generator>
    <meta:document-statistic meta:table-count="1" meta:cell-count="8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43cm" svg:height="21.525cm" xlink:href=".." xlink:type="simple" chart:class="chart:bar" chart:style-name="ch1">
        <chart:legend chart:legend-position="end" svg:x="29.18cm" svg:y="10.463cm" style:legend-expansion="high" chart:style-name="ch2"/>
        <chart:plot-area chart:style-name="ch3" table:cell-range-address="all.A2:all.C79" chart:data-source-has-labels="column" svg:x="0.628cm" svg:y="0.43cm" svg:width="27.924cm" svg:height="20.665cm">
          <chartooo:coordinate-region svg:x="2.361cm" svg:y="0.43cm" svg:width="26.157cm" svg:height="18.07cm"/>
          <chart:axis chart:dimension="x" chart:name="primary-x" chart:style-name="ch4" chartooo:axis-type="auto">
            <chartooo:date-scale/>
            <chart:categories table:cell-range-address="all.A2:all.B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C2:all.C79" chart:class="chart:bar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  <draw:g>
                  <svg:desc>all.A2:all.B79</svg:desc>
                </draw:g>
              </table:table-cell>
              <table:table-cell office:value-type="float" office:value="0.0000000320709123180747">
                <text:p>0.0000000320709123180747</text:p>
                <draw:g>
                  <svg:desc>all.C2:all.C79</svg:desc>
                </draw:g>
              </table:table-cell>
            </table:table-row>
            <table:table-row>
              <table:table-cell office:value-type="float" office:value="1">
                <text:p>1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0322983922670784">
                <text:p>0.0000000322983922670784</text:p>
              </table:table-cell>
            </table:table-row>
            <table:table-row>
              <table:table-cell office:value-type="float" office:value="1">
                <text:p>1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235096207754449">
                <text:p>0.00235096207754449</text:p>
              </table:table-cell>
            </table:table-row>
            <table:table-row>
              <table:table-cell office:value-type="float" office:value="1">
                <text:p>1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379527201688818">
                <text:p>0.00379527201688818</text:p>
              </table:table-cell>
            </table:table-row>
            <table:table-row>
              <table:table-cell office:value-type="float" office:value="1">
                <text:p>1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404155519581196">
                <text:p>0.00404155519581196</text:p>
              </table:table-cell>
            </table:table-row>
            <table:table-row>
              <table:table-cell office:value-type="float" office:value="1">
                <text:p>1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44807046973254">
                <text:p>0.0044807046973254</text:p>
              </table:table-cell>
            </table:table-row>
            <table:table-row>
              <table:table-cell office:value-type="float" office:value="2">
                <text:p>2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786351068436896">
                <text:p>0.0000000786351068436896</text:p>
              </table:table-cell>
            </table:table-row>
            <table:table-row>
              <table:table-cell office:value-type="float" office:value="2">
                <text:p>2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681874376153821">
                <text:p>0.000000681874376153821</text:p>
              </table:table-cell>
            </table:table-row>
            <table:table-row>
              <table:table-cell office:value-type="float" office:value="2">
                <text:p>2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368206313364586">
                <text:p>0.00368206313364586</text:p>
              </table:table-cell>
            </table:table-row>
            <table:table-row>
              <table:table-cell office:value-type="float" office:value="2">
                <text:p>2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577456483163747">
                <text:p>0.00577456483163747</text:p>
              </table:table-cell>
            </table:table-row>
            <table:table-row>
              <table:table-cell office:value-type="float" office:value="2">
                <text:p>2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537634440793722">
                <text:p>0.00537634440793722</text:p>
              </table:table-cell>
            </table:table-row>
            <table:table-row>
              <table:table-cell office:value-type="float" office:value="2">
                <text:p>2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640315073971163">
                <text:p>0.00640315073971163</text:p>
              </table:table-cell>
            </table:table-row>
            <table:table-row>
              <table:table-cell office:value-type="float" office:value="3">
                <text:p>3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521602098197907">
                <text:p>0.0000000521602098197907</text:p>
              </table:table-cell>
            </table:table-row>
            <table:table-row>
              <table:table-cell office:value-type="float" office:value="3">
                <text:p>3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417562020692638">
                <text:p>0.000000417562020692638</text:p>
              </table:table-cell>
            </table:table-row>
            <table:table-row>
              <table:table-cell office:value-type="float" office:value="3">
                <text:p>3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0000137398723019893">
                <text:p>0.000000137398723019893</text:p>
              </table:table-cell>
            </table:table-row>
            <table:table-row>
              <table:table-cell office:value-type="float" office:value="3">
                <text:p>3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413686319813437">
                <text:p>0.00413686319813437</text:p>
              </table:table-cell>
            </table:table-row>
            <table:table-row>
              <table:table-cell office:value-type="float" office:value="3">
                <text:p>3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275268875236161">
                <text:p>0.00275268875236161</text:p>
              </table:table-cell>
            </table:table-row>
            <table:table-row>
              <table:table-cell office:value-type="float" office:value="3">
                <text:p>3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384542755142126">
                <text:p>0.00384542755142126</text:p>
              </table:table-cell>
            </table:table-row>
            <table:table-row>
              <table:table-cell office:value-type="float" office:value="4">
                <text:p>4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527465010901793">
                <text:p>0.0000000527465010901793</text:p>
              </table:table-cell>
            </table:table-row>
            <table:table-row>
              <table:table-cell office:value-type="float" office:value="4">
                <text:p>4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402693398984318">
                <text:p>0.000000402693398984318</text:p>
              </table:table-cell>
            </table:table-row>
            <table:table-row>
              <table:table-cell office:value-type="float" office:value="4">
                <text:p>4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0000139117240256484">
                <text:p>0.000000139117240256484</text:p>
              </table:table-cell>
            </table:table-row>
            <table:table-row>
              <table:table-cell office:value-type="float" office:value="4">
                <text:p>4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490861519815852">
                <text:p>0.00490861519815852</text:p>
              </table:table-cell>
            </table:table-row>
            <table:table-row>
              <table:table-cell office:value-type="float" office:value="4">
                <text:p>4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317630362805935">
                <text:p>0.00317630362805935</text:p>
              </table:table-cell>
            </table:table-row>
            <table:table-row>
              <table:table-cell office:value-type="float" office:value="4">
                <text:p>4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450166062011569">
                <text:p>0.00450166062011569</text:p>
              </table:table-cell>
            </table:table-row>
            <table:table-row>
              <table:table-cell office:value-type="float" office:value="5">
                <text:p>5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253848172999628">
                <text:p>0.0000000253848172999628</text:p>
              </table:table-cell>
            </table:table-row>
            <table:table-row>
              <table:table-cell office:value-type="float" office:value="5">
                <text:p>5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0252222384012186">
                <text:p>0.0000000252222384012186</text:p>
              </table:table-cell>
            </table:table-row>
            <table:table-row>
              <table:table-cell office:value-type="float" office:value="5">
                <text:p>5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188482167454919">
                <text:p>0.00188482167454919</text:p>
              </table:table-cell>
            </table:table-row>
            <table:table-row>
              <table:table-cell office:value-type="float" office:value="5">
                <text:p>5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325651155179769">
                <text:p>0.00325651155179769</text:p>
              </table:table-cell>
            </table:table-row>
            <table:table-row>
              <table:table-cell office:value-type="float" office:value="5">
                <text:p>5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329751716186235">
                <text:p>0.00329751716186235</text:p>
              </table:table-cell>
            </table:table-row>
            <table:table-row>
              <table:table-cell office:value-type="float" office:value="5">
                <text:p>5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355854641461171">
                <text:p>0.00355854641461171</text:p>
              </table:table-cell>
            </table:table-row>
            <table:table-row>
              <table:table-cell office:value-type="float" office:value="6">
                <text:p>6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486755600812643">
                <text:p>0.0000000486755600812643</text:p>
              </table:table-cell>
            </table:table-row>
            <table:table-row>
              <table:table-cell office:value-type="float" office:value="6">
                <text:p>6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432410810932294">
                <text:p>0.000000432410810932294</text:p>
              </table:table-cell>
            </table:table-row>
            <table:table-row>
              <table:table-cell office:value-type="float" office:value="6">
                <text:p>6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189016203785201">
                <text:p>0.00189016203785201</text:p>
              </table:table-cell>
            </table:table-row>
            <table:table-row>
              <table:table-cell office:value-type="float" office:value="6">
                <text:p>6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357407622505712">
                <text:p>0.00357407622505712</text:p>
              </table:table-cell>
            </table:table-row>
            <table:table-row>
              <table:table-cell office:value-type="float" office:value="6">
                <text:p>6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307539031528404">
                <text:p>0.00307539031528404</text:p>
              </table:table-cell>
            </table:table-row>
            <table:table-row>
              <table:table-cell office:value-type="float" office:value="6">
                <text:p>6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354592741879372">
                <text:p>0.00354592741879372</text:p>
              </table:table-cell>
            </table:table-row>
            <table:table-row>
              <table:table-cell office:value-type="float" office:value="7">
                <text:p>7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246869027195597">
                <text:p>0.0000000246869027195597</text:p>
              </table:table-cell>
            </table:table-row>
            <table:table-row>
              <table:table-cell office:value-type="float" office:value="7">
                <text:p>7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0253581091930274">
                <text:p>0.0000000253581091930274</text:p>
              </table:table-cell>
            </table:table-row>
            <table:table-row>
              <table:table-cell office:value-type="float" office:value="7">
                <text:p>7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185731612657613">
                <text:p>0.00185731612657613</text:p>
              </table:table-cell>
            </table:table-row>
            <table:table-row>
              <table:table-cell office:value-type="float" office:value="7">
                <text:p>7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308838557989718">
                <text:p>0.00308838557989718</text:p>
              </table:table-cell>
            </table:table-row>
            <table:table-row>
              <table:table-cell office:value-type="float" office:value="7">
                <text:p>7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317392203046813">
                <text:p>0.00317392203046813</text:p>
              </table:table-cell>
            </table:table-row>
            <table:table-row>
              <table:table-cell office:value-type="float" office:value="7">
                <text:p>7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336459780976832">
                <text:p>0.00336459780976832</text:p>
              </table:table-cell>
            </table:table-row>
            <table:table-row>
              <table:table-cell office:value-type="float" office:value="8">
                <text:p>8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492178712837663">
                <text:p>0.0000000492178712837663</text:p>
              </table:table-cell>
            </table:table-row>
            <table:table-row>
              <table:table-cell office:value-type="float" office:value="8">
                <text:p>8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468770598937739">
                <text:p>0.000000468770598937739</text:p>
              </table:table-cell>
            </table:table-row>
            <table:table-row>
              <table:table-cell office:value-type="float" office:value="8">
                <text:p>8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205579887272264">
                <text:p>0.00205579887272264</text:p>
              </table:table-cell>
            </table:table-row>
            <table:table-row>
              <table:table-cell office:value-type="float" office:value="8">
                <text:p>8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396039573982956">
                <text:p>0.00396039573982956</text:p>
              </table:table-cell>
            </table:table-row>
            <table:table-row>
              <table:table-cell office:value-type="float" office:value="8">
                <text:p>8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337076168469851">
                <text:p>0.00337076168469851</text:p>
              </table:table-cell>
            </table:table-row>
            <table:table-row>
              <table:table-cell office:value-type="float" office:value="8">
                <text:p>8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380729651302513">
                <text:p>0.00380729651302513</text:p>
              </table:table-cell>
            </table:table-row>
            <table:table-row>
              <table:table-cell office:value-type="float" office:value="9">
                <text:p>9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268388454472696">
                <text:p>0.0000000268388454472696</text:p>
              </table:table-cell>
            </table:table-row>
            <table:table-row>
              <table:table-cell office:value-type="float" office:value="9">
                <text:p>9  NotALot</text:p>
                <text:list>
                  <text:list-item>
                    <text:p/>
                  </text:list-item>
                  <text:list-item>
                    <text:p> NotALot</text:p>
                  </text:list-item>
                </text:list>
              </table:table-cell>
              <table:table-cell office:value-type="float" office:value="0.0000000270788016211034">
                <text:p>0.0000000270788016211034</text:p>
              </table:table-cell>
            </table:table-row>
            <table:table-row>
              <table:table-cell office:value-type="float" office:value="9">
                <text:p>9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0000114253320219187">
                <text:p>0.000000114253320219187</text:p>
              </table:table-cell>
            </table:table-row>
            <table:table-row>
              <table:table-cell office:value-type="float" office:value="9">
                <text:p>9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321763471025231">
                <text:p>0.00321763471025231</text:p>
              </table:table-cell>
            </table:table-row>
            <table:table-row>
              <table:table-cell office:value-type="float" office:value="9">
                <text:p>9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23119949819229">
                <text:p>0.0023119949819229</text:p>
              </table:table-cell>
            </table:table-row>
            <table:table-row>
              <table:table-cell office:value-type="float" office:value="9">
                <text:p>9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305657938392892">
                <text:p>0.00305657938392892</text:p>
              </table:table-cell>
            </table:table-row>
            <table:table-row>
              <table:table-cell office:value-type="float" office:value="10">
                <text:p>10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419105424839202">
                <text:p>0.0000000419105424839202</text:p>
              </table:table-cell>
            </table:table-row>
            <table:table-row>
              <table:table-cell office:value-type="float" office:value="10">
                <text:p>10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305548241373842">
                <text:p>0.000000305548241373842</text:p>
              </table:table-cell>
            </table:table-row>
            <table:table-row>
              <table:table-cell office:value-type="float" office:value="10">
                <text:p>10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0000113701555849967">
                <text:p>0.000000113701555849967</text:p>
              </table:table-cell>
            </table:table-row>
            <table:table-row>
              <table:table-cell office:value-type="float" office:value="10">
                <text:p>10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353082563707179">
                <text:p>0.00353082563707179</text:p>
              </table:table-cell>
            </table:table-row>
            <table:table-row>
              <table:table-cell office:value-type="float" office:value="10">
                <text:p>10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222913316975487">
                <text:p>0.00222913316975487</text:p>
              </table:table-cell>
            </table:table-row>
            <table:table-row>
              <table:table-cell office:value-type="float" office:value="10">
                <text:p>10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305885413719395">
                <text:p>0.00305885413719395</text:p>
              </table:table-cell>
            </table:table-row>
            <table:table-row>
              <table:table-cell office:value-type="float" office:value="11">
                <text:p>11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268382682333321">
                <text:p>0.0000000268382682333321</text:p>
              </table:table-cell>
            </table:table-row>
            <table:table-row>
              <table:table-cell office:value-type="float" office:value="11">
                <text:p>11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0268646942513175">
                <text:p>0.0000000268646942513175</text:p>
              </table:table-cell>
            </table:table-row>
            <table:table-row>
              <table:table-cell office:value-type="float" office:value="11">
                <text:p>11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0000113080817764657">
                <text:p>0.000000113080817764657</text:p>
              </table:table-cell>
            </table:table-row>
            <table:table-row>
              <table:table-cell office:value-type="float" office:value="11">
                <text:p>11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311374407831967">
                <text:p>0.00311374407831967</text:p>
              </table:table-cell>
            </table:table-row>
            <table:table-row>
              <table:table-cell office:value-type="float" office:value="11">
                <text:p>11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225501440115555">
                <text:p>0.00225501440115555</text:p>
              </table:table-cell>
            </table:table-row>
            <table:table-row>
              <table:table-cell office:value-type="float" office:value="11">
                <text:p>11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29612962275615">
                <text:p>0.0029612962275615</text:p>
              </table:table-cell>
            </table:table-row>
            <table:table-row>
              <table:table-cell office:value-type="float" office:value="12">
                <text:p>12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254850554300105">
                <text:p>0.0000000254850554300105</text:p>
              </table:table-cell>
            </table:table-row>
            <table:table-row>
              <table:table-cell office:value-type="float" office:value="12">
                <text:p>12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0259658786016582">
                <text:p>0.0000000259658786016582</text:p>
              </table:table-cell>
            </table:table-row>
            <table:table-row>
              <table:table-cell office:value-type="float" office:value="12">
                <text:p>12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000010774676065885">
                <text:p>0.00000010774676065885</text:p>
              </table:table-cell>
            </table:table-row>
            <table:table-row>
              <table:table-cell office:value-type="float" office:value="12">
                <text:p>12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294376695712094">
                <text:p>0.00294376695712094</text:p>
              </table:table-cell>
            </table:table-row>
            <table:table-row>
              <table:table-cell office:value-type="float" office:value="12">
                <text:p>12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220327911901587">
                <text:p>0.00220327911901587</text:p>
              </table:table-cell>
            </table:table-row>
            <table:table-row>
              <table:table-cell office:value-type="float" office:value="12">
                <text:p>12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287981067907786">
                <text:p>0.00287981067907786</text:p>
              </table:table-cell>
            </table:table-row>
            <table:table-row>
              <table:table-cell office:value-type="float" office:value="13">
                <text:p>13 NotTwice</text:p>
                <text:list>
                  <text:list-item>
                    <text:p/>
                  </text:list-item>
                  <text:list-item>
                    <text:p>NotTwice</text:p>
                  </text:list-item>
                </text:list>
              </table:table-cell>
              <table:table-cell office:value-type="float" office:value="0.0000000346037100559919">
                <text:p>0.0000000346037100559919</text:p>
              </table:table-cell>
            </table:table-row>
            <table:table-row>
              <table:table-cell office:value-type="float" office:value="13">
                <text:p>13 NotALot</text:p>
                <text:list>
                  <text:list-item>
                    <text:p/>
                  </text:list-item>
                  <text:list-item>
                    <text:p>NotALot</text:p>
                  </text:list-item>
                </text:list>
              </table:table-cell>
              <table:table-cell office:value-type="float" office:value="0.000000241401335979436">
                <text:p>0.000000241401335979436</text:p>
              </table:table-cell>
            </table:table-row>
            <table:table-row>
              <table:table-cell office:value-type="float" office:value="13">
                <text:p>13 RSA</text:p>
                <text:list>
                  <text:list-item>
                    <text:p/>
                  </text:list-item>
                  <text:list-item>
                    <text:p>RSA</text:p>
                  </text:list-item>
                </text:list>
              </table:table-cell>
              <table:table-cell office:value-type="float" office:value="0.0000000872139861690233">
                <text:p>0.0000000872139861690233</text:p>
              </table:table-cell>
            </table:table-row>
            <table:table-row>
              <table:table-cell office:value-type="float" office:value="13">
                <text:p>13 Sort</text:p>
                <text:list>
                  <text:list-item>
                    <text:p/>
                  </text:list-item>
                  <text:list-item>
                    <text:p>Sort</text:p>
                  </text:list-item>
                </text:list>
              </table:table-cell>
              <table:table-cell office:value-type="float" office:value="0.00231964233154406">
                <text:p>0.00231964233154406</text:p>
              </table:table-cell>
            </table:table-row>
            <table:table-row>
              <table:table-cell office:value-type="float" office:value="13">
                <text:p>13 Fib</text:p>
                <text:list>
                  <text:list-item>
                    <text:p/>
                  </text:list-item>
                  <text:list-item>
                    <text:p>Fib</text:p>
                  </text:list-item>
                </text:list>
              </table:table-cell>
              <table:table-cell office:value-type="float" office:value="0.00170474399175343">
                <text:p>0.00170474399175343</text:p>
              </table:table-cell>
            </table:table-row>
            <table:table-row>
              <table:table-cell office:value-type="float" office:value="13">
                <text:p>13 Queens</text:p>
                <text:list>
                  <text:list-item>
                    <text:p/>
                  </text:list-item>
                  <text:list-item>
                    <text:p>Queens</text:p>
                  </text:list-item>
                </text:list>
              </table:table-cell>
              <table:table-cell office:value-type="float" office:value="0.00247331279632038">
                <text:p>0.00247331279632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all.N2:all.N7 all.N14:all.N20" chart:error-lower-range="all.N2:all.N7 all.N14:all.N20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start"/>
      <style:graphic-properties draw:stroke="none" svg:stroke-color="#b3b3b3"/>
      <style:paragraph-properties style:writing-mode="lr-tb"/>
      <style:text-properties style:font-style-name="Regular" fo:font-size="20pt" style:font-size-asian="10pt" style:font-size-complex="10pt"/>
    </style:style>
    <style:style style:name="ch5" style:family="chart" style:data-style-name="N11">
      <style:chart-properties chart:display-label="true" chart:tick-marks-major-inner="true" chart:tick-marks-major-outer="true" chart:logarithmic="false" chart:minimum="-0.1" chart:maximum="1.05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false" chart:tick-marks-major-inner="false" chart:tick-marks-major-outer="false" chart:logarithmic="false" chart:interval-major="2" chart:interval-minor-divisor="1" chart:reverse-direction="false" text:line-break="false" loext:try-staggering-first="false" chart:link-data-style-to-source="true" chart:axis-position="7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error-category="cell-range" chart:error-upper-range="all.N2:all.N7 all.N14:all.N20" chart:error-lower-range="all.N2:all.N7 all.N14:all.N20"/>
      <style:graphic-properties draw:stroke="none" draw:fill-color="#808080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ll.N2:all.N7 all.N14:all.N20" chart:error-lower-range="all.N2:all.N7 all.N14:all.N20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32cm" svg:height="11.408cm" xlink:href=".." xlink:type="simple" chart:class="chart:bar" chart:style-name="ch1">
        <chart:plot-area chart:style-name="ch2" table:cell-range-address="all.B2:all.B7 all.B14:all.B19 all.M2:all.M7 all.M14:all.M19" chart:data-source-has-labels="column" svg:x="0.512cm" svg:y="0.228cm" svg:width="24.608cm" svg:height="10.952cm">
          <chartooo:coordinate-region svg:x="3.647cm" svg:y="0.228cm" svg:width="21.473cm" svg:height="8.195cm"/>
          <chart:axis chart:dimension="x" chart:name="primary-x" chart:style-name="ch3" chartooo:axis-type="auto">
            <chartooo:date-scale/>
            <chart:categories table:cell-range-address="all.B2:all.B7 all.B14:all.B19"/>
          </chart:axis>
          <chart:axis chart:dimension="x" chart:name="second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all.M2:all.M7 all.M14:all.M19" chart:class="chart:bar">
            <chart:error-indicator chart:style-name="ch9" chart:dimension="y"/>
            <chart:data-point chart:repeated="4"/>
            <chart:data-point chart:style-name="ch10" chart:repeated="2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 Column M</text:p>
              </table:table-cell>
              <table:table-cell office:value-type="string">
                <text:p>Column N Column N</text:p>
              </table:table-cell>
              <table:table-cell office:value-type="string">
                <text:p>Column N Column N</text:p>
              </table:table-cell>
            </table:table-row>
          </table:table-header-rows>
          <table:table-rows>
            <table:table-row>
              <table:table-cell office:value-type="string">
                <text:p>NotTwice</text:p>
                <draw:g>
                  <svg:desc>all.B2:all.B7 all.B14:all.B19</svg:desc>
                </draw:g>
              </table:table-cell>
              <table:table-cell office:value-type="float" office:value="0.592155290361275">
                <text:p>0.592155290361275</text:p>
                <draw:g>
                  <svg:desc>all.M2:all.M7 all.M14:all.M19</svg:desc>
                </draw:g>
              </table:table-cell>
              <table:table-cell office:value-type="float" office:value="0.0444757028202654">
                <text:p>0.0444757028202654</text:p>
                <draw:g>
                  <svg:desc>all.N2:all.N7 all.N14:all.N20</svg:desc>
                </draw:g>
              </table:table-cell>
              <table:table-cell office:value-type="float" office:value="0.0444757028202654">
                <text:p>0.0444757028202654</text:p>
                <draw:g>
                  <svg:desc>all.N2:all.N7 all.N14:all.N20</svg:desc>
                </draw:g>
              </table:table-cell>
            </table:table-row>
            <table:table-row>
              <table:table-cell office:value-type="string">
                <text:p>NotALot</text:p>
              </table:table-cell>
              <table:table-cell office:value-type="float" office:value="0.952632928591245">
                <text:p>0.952632928591245</text:p>
              </table:table-cell>
              <table:table-cell office:value-type="float" office:value="0.0434824090636502">
                <text:p>0.0434824090636502</text:p>
              </table:table-cell>
              <table:table-cell office:value-type="float" office:value="0.0434824090636502">
                <text:p>0.0434824090636502</text:p>
              </table:table-cell>
            </table:table-row>
            <table:table-row>
              <table:table-cell office:value-type="string">
                <text:p>RSA</text:p>
              </table:table-cell>
              <table:table-cell office:value-type="float" office:value="0.361509568898498">
                <text:p>0.361509568898498</text:p>
              </table:table-cell>
              <table:table-cell office:value-type="float" office:value="0.0975425817545661">
                <text:p>0.0975425817545661</text:p>
              </table:table-cell>
              <table:table-cell office:value-type="float" office:value="0.0975425817545661">
                <text:p>0.0975425817545661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0.342760514853901">
                <text:p>0.342760514853901</text:p>
              </table:table-cell>
              <table:table-cell office:value-type="float" office:value="0.0409201646626906">
                <text:p>0.0409201646626906</text:p>
              </table:table-cell>
              <table:table-cell office:value-type="float" office:value="0.0409201646626906">
                <text:p>0.0409201646626906</text:p>
              </table:table-cell>
            </table:table-row>
            <table:table-row>
              <table:table-cell office:value-type="string">
                <text:p>Fib</text:p>
              </table:table-cell>
              <table:table-cell office:value-type="float" office:value="0.248270778589758">
                <text:p>0.248270778589758</text:p>
              </table:table-cell>
              <table:table-cell office:value-type="float" office:value="0.069914992306234">
                <text:p>0.069914992306234</text:p>
              </table:table-cell>
              <table:table-cell office:value-type="float" office:value="0.069914992306234">
                <text:p>0.069914992306234</text:p>
              </table:table-cell>
            </table:table-row>
            <table:table-row>
              <table:table-cell office:value-type="string">
                <text:p>Queens</text:p>
              </table:table-cell>
              <table:table-cell office:value-type="float" office:value="0.300234387809025">
                <text:p>0.300234387809025</text:p>
              </table:table-cell>
              <table:table-cell office:value-type="float" office:value="0.0548839202192841">
                <text:p>0.0548839202192841</text:p>
              </table:table-cell>
              <table:table-cell office:value-type="float" office:value="0.0548839202192841">
                <text:p>0.0548839202192841</text:p>
              </table:table-cell>
            </table:table-row>
            <table:table-row>
              <table:table-cell office:value-type="string">
                <text:p>NotTwice</text:p>
              </table:table-cell>
              <table:table-cell office:value-type="float" office:value="0.0111152637287961">
                <text:p>0.0111152637287961</text:p>
              </table:table-cell>
              <table:table-cell office:value-type="float" office:value="0.022889546789207">
                <text:p>0.022889546789207</text:p>
              </table:table-cell>
              <table:table-cell office:value-type="float" office:value="0.022889546789207">
                <text:p>0.022889546789207</text:p>
              </table:table-cell>
            </table:table-row>
            <table:table-row>
              <table:table-cell office:value-type="string">
                <text:p>NotALot</text:p>
              </table:table-cell>
              <table:table-cell office:value-type="float" office:value="-0.0369229337898795">
                <text:p>-0.0369229337898795</text:p>
              </table:table-cell>
              <table:table-cell office:value-type="float" office:value="0.0346432329161904">
                <text:p>0.0346432329161904</text:p>
              </table:table-cell>
              <table:table-cell office:value-type="float" office:value="0.0346432329161904">
                <text:p>0.0346432329161904</text:p>
              </table:table-cell>
            </table:table-row>
            <table:table-row>
              <table:table-cell office:value-type="string">
                <text:p>RSA</text:p>
              </table:table-cell>
              <table:table-cell office:value-type="float" office:value="0.0123530141442074">
                <text:p>0.0123530141442074</text:p>
              </table:table-cell>
              <table:table-cell office:value-type="float" office:value="0.0411219524552967">
                <text:p>0.0411219524552967</text:p>
              </table:table-cell>
              <table:table-cell office:value-type="float" office:value="0.0411219524552967">
                <text:p>0.0411219524552967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0.15722397639026">
                <text:p>0.15722397639026</text:p>
              </table:table-cell>
              <table:table-cell office:value-type="float" office:value="0.0410574849891054">
                <text:p>0.0410574849891054</text:p>
              </table:table-cell>
              <table:table-cell office:value-type="float" office:value="0.0410574849891054">
                <text:p>0.0410574849891054</text:p>
              </table:table-cell>
            </table:table-row>
            <table:table-row>
              <table:table-cell office:value-type="string">
                <text:p>Fib</text:p>
              </table:table-cell>
              <table:table-cell office:value-type="float" office:value="0.133367248633142">
                <text:p>0.133367248633142</text:p>
              </table:table-cell>
              <table:table-cell office:value-type="float" office:value="0.0695045490860965">
                <text:p>0.0695045490860965</text:p>
              </table:table-cell>
              <table:table-cell office:value-type="float" office:value="0.0695045490860965">
                <text:p>0.0695045490860965</text:p>
              </table:table-cell>
            </table:table-row>
            <table:table-row>
              <table:table-cell office:value-type="string">
                <text:p>Queens</text:p>
              </table:table-cell>
              <table:table-cell office:value-type="float" office:value="0.145775775668661">
                <text:p>0.145775775668661</text:p>
              </table:table-cell>
              <table:table-cell office:value-type="float" office:value="0.0395174819457098">
                <text:p>0.0395174819457098</text:p>
              </table:table-cell>
              <table:table-cell office:value-type="float" office:value="0.0395174819457098">
                <text:p>0.0395174819457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